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30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color="#ce181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c9211e"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ce181e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8.56mm" svg:height="105.63mm" svg:x="76.4mm" svg:y="576.65mm">
            <draw:object draw:notify-on-update-of-ranges="Sheet1.A127:Sheet1.A131 Sheet1.B127:Sheet1.B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1.48mm" svg:height="117.35mm" svg:x="75.3mm" svg:y="1123.05mm">
            <draw:object draw:notify-on-update-of-ranges="Sheet1.A247:Sheet1.A256 Sheet1.B247:Sheet1.B2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2.74mm" svg:height="110.95mm" svg:x="74.75mm" svg:y="1266.19mm">
            <draw:object draw:notify-on-update-of-ranges="Sheet1.A277:Sheet1.A286 Sheet1.B277:Sheet1.B2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64.67mm" svg:height="104.06mm" svg:x="75.85mm" svg:y="1401.56mm">
            <draw:object draw:notify-on-update-of-ranges="Sheet1.A304:Sheet1.A313 Sheet1.B304:Sheet1.B3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64.67mm" svg:height="97.95mm" svg:x="76.4mm" svg:y="1524.19mm">
            <draw:object draw:notify-on-update-of-ranges="Sheet1.A330:Sheet1.A339 Sheet1.B330:Sheet1.B3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51mm" svg:height="100.33mm" svg:x="75.03mm" svg:y="1640.46mm">
            <draw:object draw:notify-on-update-of-ranges="Sheet1.A354:Sheet1.A363 Sheet1.B354:Sheet1.B3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61.36mm" svg:height="101.13mm" svg:x="75.03mm" svg:y="1756.99mm">
            <draw:object draw:notify-on-update-of-ranges="Sheet1.A378:Sheet1.A387 Sheet1.B378:Sheet1.B38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1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" calcext:value-type="float">
            <text:p>0,029</text:p>
          </table:table-cell>
          <table:table-cell table:style-name="ce4" table:formula="of:=AVERAGE([.B3:.F3])" office:value-type="float" office:value="0.0292" calcext:value-type="float">
            <text:p>0,0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4" calcext:value-type="float">
            <text:p>0,024</text:p>
          </table:table-cell>
          <table:table-cell table:style-name="ce4" table:formula="of:=AVERAGE([.B4:.F4])" office:value-type="float" office:value="0.0258" calcext:value-type="float">
            <text:p>0,0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8.547" calcext:value-type="float">
            <text:p>108,547</text:p>
          </table:table-cell>
          <table:table-cell office:value-type="float" office:value="108.243" calcext:value-type="float">
            <text:p>108,243</text:p>
          </table:table-cell>
          <table:table-cell office:value-type="float" office:value="109.24" calcext:value-type="float">
            <text:p>109,24</text:p>
          </table:table-cell>
          <table:table-cell office:value-type="float" office:value="108.12" calcext:value-type="float">
            <text:p>108,12</text:p>
          </table:table-cell>
          <table:table-cell office:value-type="float" office:value="110.243" calcext:value-type="float">
            <text:p>110,243</text:p>
          </table:table-cell>
          <table:table-cell table:style-name="ce4" table:formula="of:=AVERAGE([.B5:.F5])" office:value-type="float" office:value="108.8786" calcext:value-type="float">
            <text:p>108,8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.877" calcext:value-type="float">
            <text:p>10,877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807" calcext:value-type="float">
            <text:p>10,807</text:p>
          </table:table-cell>
          <table:table-cell office:value-type="float" office:value="10.71" calcext:value-type="float">
            <text:p>10,71</text:p>
          </table:table-cell>
          <table:table-cell office:value-type="float" office:value="10.805" calcext:value-type="float">
            <text:p>10,805</text:p>
          </table:table-cell>
          <table:table-cell table:style-name="ce4" table:formula="of:=AVERAGE([.B6:.F6])" office:value-type="float" office:value="10.8008" calcext:value-type="float">
            <text:p>10,8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6.552" calcext:value-type="float">
            <text:p>6,552</text:p>
          </table:table-cell>
          <table:table-cell office:value-type="float" office:value="6.558" calcext:value-type="float">
            <text:p>6,558</text:p>
          </table:table-cell>
          <table:table-cell office:value-type="float" office:value="6.57" calcext:value-type="float">
            <text:p>6,57</text:p>
          </table:table-cell>
          <table:table-cell office:value-type="float" office:value="6.47" calcext:value-type="float">
            <text:p>6,47</text:p>
          </table:table-cell>
          <table:table-cell office:value-type="float" office:value="6.55" calcext:value-type="float">
            <text:p>6,55</text:p>
          </table:table-cell>
          <table:table-cell table:style-name="ce4" table:formula="of:=AVERAGE([.B7:.F7])" office:value-type="float" office:value="6.54" calcext:value-type="float">
            <text:p>6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1" calcext:value-type="float">
            <text:p>0,021</text:p>
          </table:table-cell>
          <table:table-cell table:style-name="ce4" table:formula="of:=AVERAGE([.B8:.F8])" office:value-type="float" office:value="0.0234" calcext:value-type="float">
            <text:p>0,0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5" calcext:value-type="float">
            <text:p>0,015</text:p>
          </table:table-cell>
          <table:table-cell table:number-columns-repeated="2" office:value-type="float" office:value="0.016" calcext:value-type="float">
            <text:p>0,016</text:p>
          </table:table-cell>
          <table:table-cell table:style-name="ce4" table:formula="of:=AVERAGE([.B9:.F9])" office:value-type="float" office:value="0.0154" calcext:value-type="float">
            <text:p>0,015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127.636" calcext:value-type="float">
            <text:p>127,636</text:p>
          </table:table-cell>
          <table:table-cell office:value-type="float" office:value="127.22" calcext:value-type="float">
            <text:p>127,22</text:p>
          </table:table-cell>
          <table:table-cell office:value-type="float" office:value="128.23" calcext:value-type="float">
            <text:p>128,23</text:p>
          </table:table-cell>
          <table:table-cell office:value-type="float" office:value="127.12" calcext:value-type="float">
            <text:p>127,12</text:p>
          </table:table-cell>
          <table:table-cell office:value-type="float" office:value="127.56" calcext:value-type="float">
            <text:p>127,56</text:p>
          </table:table-cell>
          <table:table-cell table:style-name="ce4" table:formula="of:=AVERAGE([.B10:.F10])" office:value-type="float" office:value="127.5532" calcext:value-type="float">
            <text:p>127,5532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1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4" calcext:value-type="float">
            <text:p>0,034</text:p>
          </table:table-cell>
          <table:table-cell table:style-name="ce4" table:formula="of:=AVERAGE([.B13:.F13])" office:value-type="float" office:value="0.0324" calcext:value-type="float">
            <text:p>0,0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table:style-name="ce4" table:formula="of:=AVERAGE([.B14:.F14])" office:value-type="float" office:value="0.0276" calcext:value-type="float">
            <text:p>0,0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8.346" calcext:value-type="float">
            <text:p>108,346</text:p>
          </table:table-cell>
          <table:table-cell office:value-type="float" office:value="108.478" calcext:value-type="float">
            <text:p>108,478</text:p>
          </table:table-cell>
          <table:table-cell office:value-type="float" office:value="111.678" calcext:value-type="float">
            <text:p>111,678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112.478" calcext:value-type="float">
            <text:p>112,478</text:p>
          </table:table-cell>
          <table:table-cell table:style-name="ce4" table:formula="of:=AVERAGE([.B15:.F15])" office:value-type="float" office:value="110.8704" calcext:value-type="float">
            <text:p>110,8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1.137" calcext:value-type="float">
            <text:p>11,137</text:p>
          </table:table-cell>
          <table:table-cell office:value-type="float" office:value="11.168" calcext:value-type="float">
            <text:p>11,168</text:p>
          </table:table-cell>
          <table:table-cell office:value-type="float" office:value="11.132" calcext:value-type="float">
            <text:p>11,132</text:p>
          </table:table-cell>
          <table:table-cell office:value-type="float" office:value="11.16" calcext:value-type="float">
            <text:p>11,16</text:p>
          </table:table-cell>
          <table:table-cell office:value-type="float" office:value="11.153" calcext:value-type="float">
            <text:p>11,153</text:p>
          </table:table-cell>
          <table:table-cell table:style-name="ce4" table:formula="of:=AVERAGE([.B16:.F16])" office:value-type="float" office:value="11.15" calcext:value-type="float">
            <text:p>11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6.856" calcext:value-type="float">
            <text:p>6,856</text:p>
          </table:table-cell>
          <table:table-cell office:value-type="float" office:value="6.82" calcext:value-type="float">
            <text:p>6,82</text:p>
          </table:table-cell>
          <table:table-cell office:value-type="float" office:value="6.76" calcext:value-type="float">
            <text:p>6,76</text:p>
          </table:table-cell>
          <table:table-cell office:value-type="float" office:value="6.92" calcext:value-type="float">
            <text:p>6,92</text:p>
          </table:table-cell>
          <table:table-cell office:value-type="float" office:value="6.71" calcext:value-type="float">
            <text:p>6,71</text:p>
          </table:table-cell>
          <table:table-cell table:style-name="ce4" table:formula="of:=AVERAGE([.B17:.F17])" office:value-type="float" office:value="6.8132" calcext:value-type="float">
            <text:p>6,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26" calcext:value-type="float">
            <text:p>0,026</text:p>
          </table:table-cell>
          <table:table-cell table:style-name="ce4" table:formula="of:=AVERAGE([.B18:.F18])" office:value-type="float" office:value="0.026" calcext:value-type="float">
            <text:p>0,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table:number-columns-repeated="3"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9" calcext:value-type="float">
            <text:p>0,019</text:p>
          </table:table-cell>
          <table:table-cell table:style-name="ce4" table:formula="of:=AVERAGE([.B19:.F19])" office:value-type="float" office:value="0.0188" calcext:value-type="float">
            <text:p>0,0188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109.66" calcext:value-type="float">
            <text:p>109,66</text:p>
          </table:table-cell>
          <table:table-cell office:value-type="float" office:value="109.794" calcext:value-type="float">
            <text:p>109,794</text:p>
          </table:table-cell>
          <table:table-cell office:value-type="float" office:value="112.893" calcext:value-type="float">
            <text:p>112,893</text:p>
          </table:table-cell>
          <table:table-cell office:value-type="float" office:value="114.892" calcext:value-type="float">
            <text:p>114,892</text:p>
          </table:table-cell>
          <table:table-cell office:value-type="float" office:value="113.692" calcext:value-type="float">
            <text:p>113,692</text:p>
          </table:table-cell>
          <table:table-cell table:style-name="ce4" table:formula="of:=AVERAGE([.B20:.F20])" office:value-type="float" office:value="112.1862" calcext:value-type="float">
            <text:p>112,186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3"/>
          <table:table-cell table:style-name="ce1" table:number-columns-repeated="8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2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5" calcext:value-type="float">
            <text:p>0,065</text:p>
          </table:table-cell>
          <table:table-cell table:number-columns-repeated="2" office:value-type="float" office:value="0.061" calcext:value-type="float">
            <text:p>0,061</text:p>
          </table:table-cell>
          <table:table-cell table:style-name="ce4" table:formula="of:=AVERAGE([.B25:.F25])" office:value-type="float" office:value="0.063" calcext:value-type="float">
            <text:p>0,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5" calcext:value-type="float">
            <text:p>0,055</text:p>
          </table:table-cell>
          <table:table-cell table:number-columns-repeated="2" office:value-type="float" office:value="0.053" calcext:value-type="float">
            <text:p>0,053</text:p>
          </table:table-cell>
          <table:table-cell table:style-name="ce4" table:formula="of:=AVERAGE([.B26:.F26])" office:value-type="float" office:value="0.054" calcext:value-type="float">
            <text:p>0,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432.467" calcext:value-type="float">
            <text:p>432,467</text:p>
          </table:table-cell>
          <table:table-cell office:value-type="float" office:value="431.802" calcext:value-type="float">
            <text:p>431,802</text:p>
          </table:table-cell>
          <table:table-cell office:value-type="float" office:value="431.704" calcext:value-type="float">
            <text:p>431,704</text:p>
          </table:table-cell>
          <table:table-cell office:value-type="float" office:value="432.135" calcext:value-type="float">
            <text:p>432,135</text:p>
          </table:table-cell>
          <table:table-cell office:value-type="float" office:value="431.711" calcext:value-type="float">
            <text:p>431,711</text:p>
          </table:table-cell>
          <table:table-cell table:style-name="ce4" table:formula="of:=AVERAGE([.B27:.F27])" office:value-type="float" office:value="431.9638" calcext:value-type="float">
            <text:p>431,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44.355" calcext:value-type="float">
            <text:p>44,355</text:p>
          </table:table-cell>
          <table:table-cell office:value-type="float" office:value="44.329" calcext:value-type="float">
            <text:p>44,329</text:p>
          </table:table-cell>
          <table:table-cell office:value-type="float" office:value="44.377" calcext:value-type="float">
            <text:p>44,377</text:p>
          </table:table-cell>
          <table:table-cell office:value-type="float" office:value="44.409" calcext:value-type="float">
            <text:p>44,409</text:p>
          </table:table-cell>
          <table:table-cell office:value-type="float" office:value="44.312" calcext:value-type="float">
            <text:p>44,312</text:p>
          </table:table-cell>
          <table:table-cell table:style-name="ce4" table:formula="of:=AVERAGE([.B28:.F28])" office:value-type="float" office:value="44.3564" calcext:value-type="float">
            <text:p>44,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26.623" calcext:value-type="float">
            <text:p>26,623</text:p>
          </table:table-cell>
          <table:table-cell office:value-type="float" office:value="26.589" calcext:value-type="float">
            <text:p>26,589</text:p>
          </table:table-cell>
          <table:table-cell office:value-type="float" office:value="26.478" calcext:value-type="float">
            <text:p>26,478</text:p>
          </table:table-cell>
          <table:table-cell office:value-type="float" office:value="26.521" calcext:value-type="float">
            <text:p>26,521</text:p>
          </table:table-cell>
          <table:table-cell office:value-type="float" office:value="26.574" calcext:value-type="float">
            <text:p>26,574</text:p>
          </table:table-cell>
          <table:table-cell table:style-name="ce4" table:formula="of:=AVERAGE([.B29:.F29])" office:value-type="float" office:value="26.557" calcext:value-type="float">
            <text:p>26,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" calcext:value-type="float">
            <text:p>0,06</text:p>
          </table:table-cell>
          <table:table-cell table:style-name="ce4" table:formula="of:=AVERAGE([.B30:.F30])" office:value-type="float" office:value="0.0622" calcext:value-type="float">
            <text:p>0,0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2" calcext:value-type="float">
            <text:p>0,032</text:p>
          </table:table-cell>
          <table:table-cell table:style-name="ce4" table:formula="of:=AVERAGE([.B31:.F31])" office:value-type="float" office:value="0.0324" calcext:value-type="float">
            <text:p>0,032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506.798" calcext:value-type="float">
            <text:p>506,798</text:p>
          </table:table-cell>
          <table:table-cell office:value-type="float" office:value="505.976" calcext:value-type="float">
            <text:p>505,976</text:p>
          </table:table-cell>
          <table:table-cell office:value-type="float" office:value="505.876" calcext:value-type="float">
            <text:p>505,876</text:p>
          </table:table-cell>
          <table:table-cell office:value-type="float" office:value="506.318" calcext:value-type="float">
            <text:p>506,318</text:p>
          </table:table-cell>
          <table:table-cell office:value-type="float" office:value="505.849" calcext:value-type="float">
            <text:p>505,849</text:p>
          </table:table-cell>
          <table:table-cell table:style-name="ce4" table:formula="of:=AVERAGE([.B32:.F32])" office:value-type="float" office:value="506.1634" calcext:value-type="float">
            <text:p>506,163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2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6" calcext:value-type="float">
            <text:p>0,066</text:p>
          </table:table-cell>
          <table:table-cell table:number-columns-repeated="2" office:value-type="float" office:value="0.067" calcext:value-type="float">
            <text:p>0,067</text:p>
          </table:table-cell>
          <table:table-cell table:style-name="ce4" table:formula="of:=AVERAGE([.B35:.F35])" office:value-type="float" office:value="0.0662" calcext:value-type="float">
            <text:p>0,0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86" calcext:value-type="float">
            <text:p>0,086</text:p>
          </table:table-cell>
          <table:table-cell office:value-type="float" office:value="0.055" calcext:value-type="float">
            <text:p>0,055</text:p>
          </table:table-cell>
          <table:table-cell table:number-columns-repeated="2" office:value-type="float" office:value="0.056" calcext:value-type="float">
            <text:p>0,056</text:p>
          </table:table-cell>
          <table:table-cell office:value-type="float" office:value="0.055" calcext:value-type="float">
            <text:p>0,055</text:p>
          </table:table-cell>
          <table:table-cell table:style-name="ce4" table:formula="of:=AVERAGE([.B36:.F36])" office:value-type="float" office:value="0.0616" calcext:value-type="float">
            <text:p>0,0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432.103" calcext:value-type="float">
            <text:p>432,103</text:p>
          </table:table-cell>
          <table:table-cell office:value-type="float" office:value="434.056" calcext:value-type="float">
            <text:p>434,056</text:p>
          </table:table-cell>
          <table:table-cell office:value-type="float" office:value="433.279" calcext:value-type="float">
            <text:p>433,279</text:p>
          </table:table-cell>
          <table:table-cell office:value-type="float" office:value="433.048" calcext:value-type="float">
            <text:p>433,048</text:p>
          </table:table-cell>
          <table:table-cell office:value-type="float" office:value="432.509" calcext:value-type="float">
            <text:p>432,509</text:p>
          </table:table-cell>
          <table:table-cell table:style-name="ce4" table:formula="of:=AVERAGE([.B37:.F37])" office:value-type="float" office:value="432.999" calcext:value-type="float">
            <text:p>432,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44.318" calcext:value-type="float">
            <text:p>44,318</text:p>
          </table:table-cell>
          <table:table-cell office:value-type="float" office:value="44.637" calcext:value-type="float">
            <text:p>44,637</text:p>
          </table:table-cell>
          <table:table-cell office:value-type="float" office:value="44.811" calcext:value-type="float">
            <text:p>44,811</text:p>
          </table:table-cell>
          <table:table-cell office:value-type="float" office:value="45.789" calcext:value-type="float">
            <text:p>45,789</text:p>
          </table:table-cell>
          <table:table-cell office:value-type="float" office:value="44.699" calcext:value-type="float">
            <text:p>44,699</text:p>
          </table:table-cell>
          <table:table-cell table:style-name="ce4" table:formula="of:=AVERAGE([.B38:.F38])" office:value-type="float" office:value="44.8508" calcext:value-type="float">
            <text:p>44,8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27.583" calcext:value-type="float">
            <text:p>27,583</text:p>
          </table:table-cell>
          <table:table-cell office:value-type="float" office:value="27.664" calcext:value-type="float">
            <text:p>27,664</text:p>
          </table:table-cell>
          <table:table-cell office:value-type="float" office:value="27.446" calcext:value-type="float">
            <text:p>27,446</text:p>
          </table:table-cell>
          <table:table-cell office:value-type="float" office:value="27.334" calcext:value-type="float">
            <text:p>27,334</text:p>
          </table:table-cell>
          <table:table-cell office:value-type="float" office:value="27.299" calcext:value-type="float">
            <text:p>27,299</text:p>
          </table:table-cell>
          <table:table-cell table:style-name="ce4" table:formula="of:=AVERAGE([.B39:.F39])" office:value-type="float" office:value="27.4652" calcext:value-type="float">
            <text:p>27,4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063" calcext:value-type="float">
            <text:p>0,063</text:p>
          </table:table-cell>
          <table:table-cell office:value-type="float" office:value="0.087" calcext:value-type="float">
            <text:p>0,087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64" calcext:value-type="float">
            <text:p>0,064</text:p>
          </table:table-cell>
          <table:table-cell table:style-name="ce4" table:formula="of:=AVERAGE([.B40:.F40])" office:value-type="float" office:value="0.0696" calcext:value-type="float">
            <text:p>0,0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office:value-type="float" office:value="0.042" calcext:value-type="float">
            <text:p>0,042</text:p>
          </table:table-cell>
          <table:table-cell table:style-name="ce4" table:formula="of:=AVERAGE([.B41:.F41])" office:value-type="float" office:value="0.0384" calcext:value-type="float">
            <text:p>0,038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434.73" calcext:value-type="float">
            <text:p>434,73</text:p>
          </table:table-cell>
          <table:table-cell office:value-type="float" office:value="436.704" calcext:value-type="float">
            <text:p>436,704</text:p>
          </table:table-cell>
          <table:table-cell office:value-type="float" office:value="435.901" calcext:value-type="float">
            <text:p>435,901</text:p>
          </table:table-cell>
          <table:table-cell office:value-type="float" office:value="435.676" calcext:value-type="float">
            <text:p>435,676</text:p>
          </table:table-cell>
          <table:table-cell office:value-type="float" office:value="435.147" calcext:value-type="float">
            <text:p>435,147</text:p>
          </table:table-cell>
          <table:table-cell table:style-name="ce4" table:formula="of:=AVERAGE([.B42:.F42])" office:value-type="float" office:value="435.6316" calcext:value-type="float">
            <text:p>435,6316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3"/>
          <table:table-cell table:style-name="ce1" table:number-columns-repeated="8"/>
          <table:table-cell table:number-columns-repeated="2"/>
        </table:table-row>
        <table:table-row table:style-name="ro2">
          <table:table-cell table:style-name="ce3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3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table:number-columns-repeated="2" office:value-type="float" office:value="0.096" calcext:value-type="float">
            <text:p>0,096</text:p>
          </table:table-cell>
          <table:table-cell office:value-type="float" office:value="0.107" calcext:value-type="float">
            <text:p>0,107</text:p>
          </table:table-cell>
          <table:table-cell office:value-type="float" office:value="0.095" calcext:value-type="float">
            <text:p>0,095</text:p>
          </table:table-cell>
          <table:table-cell office:value-type="float" office:value="0.096" calcext:value-type="float">
            <text:p>0,096</text:p>
          </table:table-cell>
          <table:table-cell table:style-name="ce4" table:formula="of:=AVERAGE([.B48:.F48])" office:value-type="float" office:value="0.098" calcext:value-type="float">
            <text:p>0,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float" office:value="0.079" calcext:value-type="float">
            <text:p>0,079</text:p>
          </table:table-cell>
          <table:table-cell office:value-type="float" office:value="0.085" calcext:value-type="float">
            <text:p>0,085</text:p>
          </table:table-cell>
          <table:table-cell office:value-type="float" office:value="0.08" calcext:value-type="float">
            <text:p>0,08</text:p>
          </table:table-cell>
          <table:table-cell office:value-type="float" office:value="0.079" calcext:value-type="float">
            <text:p>0,079</text:p>
          </table:table-cell>
          <table:table-cell table:style-name="ce4" table:formula="of:=AVERAGE([.B49:.F49])" office:value-type="float" office:value="0.0804" calcext:value-type="float">
            <text:p>0,0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970.212" calcext:value-type="float">
            <text:p>970,212</text:p>
          </table:table-cell>
          <table:table-cell office:value-type="float" office:value="970.455" calcext:value-type="float">
            <text:p>970,455</text:p>
          </table:table-cell>
          <table:table-cell office:value-type="float" office:value="977.905" calcext:value-type="float">
            <text:p>977,905</text:p>
          </table:table-cell>
          <table:table-cell office:value-type="float" office:value="971.926" calcext:value-type="float">
            <text:p>971,926</text:p>
          </table:table-cell>
          <table:table-cell office:value-type="float" office:value="970.763" calcext:value-type="float">
            <text:p>970,763</text:p>
          </table:table-cell>
          <table:table-cell table:style-name="ce4" table:formula="of:=AVERAGE([.B50:.F50])" office:value-type="float" office:value="972.2522" calcext:value-type="float">
            <text:p>972,2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97.034" calcext:value-type="float">
            <text:p>97,034</text:p>
          </table:table-cell>
          <table:table-cell office:value-type="float" office:value="97.187" calcext:value-type="float">
            <text:p>97,187</text:p>
          </table:table-cell>
          <table:table-cell office:value-type="float" office:value="97.227" calcext:value-type="float">
            <text:p>97,227</text:p>
          </table:table-cell>
          <table:table-cell office:value-type="float" office:value="97.173" calcext:value-type="float">
            <text:p>97,173</text:p>
          </table:table-cell>
          <table:table-cell office:value-type="float" office:value="97.152" calcext:value-type="float">
            <text:p>97,152</text:p>
          </table:table-cell>
          <table:table-cell table:style-name="ce4" table:formula="of:=AVERAGE([.B51:.F51])" office:value-type="float" office:value="97.1546" calcext:value-type="float">
            <text:p>97,1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58.86" calcext:value-type="float">
            <text:p>58,86</text:p>
          </table:table-cell>
          <table:table-cell office:value-type="float" office:value="59.049" calcext:value-type="float">
            <text:p>59,049</text:p>
          </table:table-cell>
          <table:table-cell office:value-type="float" office:value="58.964" calcext:value-type="float">
            <text:p>58,964</text:p>
          </table:table-cell>
          <table:table-cell office:value-type="float" office:value="59.352" calcext:value-type="float">
            <text:p>59,352</text:p>
          </table:table-cell>
          <table:table-cell office:value-type="float" office:value="59.049" calcext:value-type="float">
            <text:p>59,049</text:p>
          </table:table-cell>
          <table:table-cell table:style-name="ce4" table:formula="of:=AVERAGE([.B52:.F52])" office:value-type="float" office:value="59.0548" calcext:value-type="float">
            <text:p>59,0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 table:number-columns-repeated="2" office:value-type="float" office:value="0.104" calcext:value-type="float">
            <text:p>0,104</text:p>
          </table:table-cell>
          <table:table-cell table:style-name="ce4" table:formula="of:=AVERAGE([.B53:.F53])" office:value-type="float" office:value="0.1048" calcext:value-type="float">
            <text:p>0,1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" calcext:value-type="float">
            <text:p>0,05</text:p>
          </table:table-cell>
          <table:table-cell office:value-type="float" office:value="0.053" calcext:value-type="float">
            <text:p>0,053</text:p>
          </table:table-cell>
          <table:table-cell table:number-columns-repeated="2" office:value-type="float" office:value="0.051" calcext:value-type="float">
            <text:p>0,051</text:p>
          </table:table-cell>
          <table:table-cell table:style-name="ce4" table:formula="of:=AVERAGE([.B54:.F54])" office:value-type="float" office:value="0.0512" calcext:value-type="float">
            <text:p>0,051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1131.073" calcext:value-type="float">
            <text:p>1131,073</text:p>
          </table:table-cell>
          <table:table-cell office:value-type="float" office:value="1131.578" calcext:value-type="float">
            <text:p>1131,578</text:p>
          </table:table-cell>
          <table:table-cell office:value-type="float" office:value="1139.106" calcext:value-type="float">
            <text:p>1139,106</text:p>
          </table:table-cell>
          <table:table-cell office:value-type="float" office:value="1133.338" calcext:value-type="float">
            <text:p>1133,338</text:p>
          </table:table-cell>
          <table:table-cell office:value-type="float" office:value="1131.868" calcext:value-type="float">
            <text:p>1131,868</text:p>
          </table:table-cell>
          <table:table-cell table:style-name="ce4" table:formula="of:=AVERAGE([.B55:.F55])" office:value-type="float" office:value="1133.3926" calcext:value-type="float">
            <text:p>1133,392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3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2" calcext:value-type="float">
            <text:p>0,102</text:p>
          </table:table-cell>
          <table:table-cell office:value-type="float" office:value="0.133" calcext:value-type="float">
            <text:p>0,133</text:p>
          </table:table-cell>
          <table:table-cell office:value-type="float" office:value="0.134" calcext:value-type="float">
            <text:p>0,134</text:p>
          </table:table-cell>
          <table:table-cell table:style-name="ce4" table:formula="of:=AVERAGE([.B58:.F58])" office:value-type="float" office:value="0.116" calcext:value-type="float">
            <text:p>0,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97" calcext:value-type="float">
            <text:p>0,097</text:p>
          </table:table-cell>
          <table:table-cell office:value-type="float" office:value="0.083" calcext:value-type="float">
            <text:p>0,083</text:p>
          </table:table-cell>
          <table:table-cell table:number-columns-repeated="3" office:value-type="float" office:value="0.084" calcext:value-type="float">
            <text:p>0,084</text:p>
          </table:table-cell>
          <table:table-cell table:style-name="ce4" table:formula="of:=AVERAGE([.B59:.F59])" office:value-type="float" office:value="0.0864" calcext:value-type="float">
            <text:p>0,0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974.532" calcext:value-type="float">
            <text:p>974,532</text:p>
          </table:table-cell>
          <table:table-cell office:value-type="float" office:value="982.108" calcext:value-type="float">
            <text:p>982,108</text:p>
          </table:table-cell>
          <table:table-cell office:value-type="float" office:value="970.748" calcext:value-type="float">
            <text:p>970,748</text:p>
          </table:table-cell>
          <table:table-cell office:value-type="float" office:value="973.452" calcext:value-type="float">
            <text:p>973,452</text:p>
          </table:table-cell>
          <table:table-cell office:value-type="float" office:value="974.426" calcext:value-type="float">
            <text:p>974,426</text:p>
          </table:table-cell>
          <table:table-cell table:style-name="ce4" table:formula="of:=AVERAGE([.B60:.F60])" office:value-type="float" office:value="975.0532" calcext:value-type="float">
            <text:p>975,0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0.364" calcext:value-type="float">
            <text:p>100,364</text:p>
          </table:table-cell>
          <table:table-cell office:value-type="float" office:value="100.722" calcext:value-type="float">
            <text:p>100,722</text:p>
          </table:table-cell>
          <table:table-cell office:value-type="float" office:value="100.522" calcext:value-type="float">
            <text:p>100,522</text:p>
          </table:table-cell>
          <table:table-cell office:value-type="float" office:value="100.169" calcext:value-type="float">
            <text:p>100,169</text:p>
          </table:table-cell>
          <table:table-cell office:value-type="float" office:value="100.025" calcext:value-type="float">
            <text:p>100,025</text:p>
          </table:table-cell>
          <table:table-cell table:style-name="ce4" table:formula="of:=AVERAGE([.B61:.F61])" office:value-type="float" office:value="100.3604" calcext:value-type="float">
            <text:p>100,3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61.439" calcext:value-type="float">
            <text:p>61,439</text:p>
          </table:table-cell>
          <table:table-cell office:value-type="float" office:value="61.698" calcext:value-type="float">
            <text:p>61,698</text:p>
          </table:table-cell>
          <table:table-cell office:value-type="float" office:value="61.372" calcext:value-type="float">
            <text:p>61,372</text:p>
          </table:table-cell>
          <table:table-cell office:value-type="float" office:value="61.228" calcext:value-type="float">
            <text:p>61,228</text:p>
          </table:table-cell>
          <table:table-cell office:value-type="float" office:value="61.922" calcext:value-type="float">
            <text:p>61,922</text:p>
          </table:table-cell>
          <table:table-cell table:style-name="ce4" table:formula="of:=AVERAGE([.B62:.F62])" office:value-type="float" office:value="61.5318" calcext:value-type="float">
            <text:p>61,5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131" calcext:value-type="float">
            <text:p>0,131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2" calcext:value-type="float">
            <text:p>0,112</text:p>
          </table:table-cell>
          <table:table-cell table:number-columns-repeated="2" office:value-type="float" office:value="0.12" calcext:value-type="float">
            <text:p>0,12</text:p>
          </table:table-cell>
          <table:table-cell table:style-name="ce4" table:formula="of:=AVERAGE([.B63:.F63])" office:value-type="float" office:value="0.1214" calcext:value-type="float">
            <text:p>0,1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6" calcext:value-type="float">
            <text:p>0,066</text:p>
          </table:table-cell>
          <table:table-cell table:number-columns-repeated="2" office:value-type="float" office:value="0.065" calcext:value-type="float">
            <text:p>0,065</text:p>
          </table:table-cell>
          <table:table-cell table:style-name="ce4" table:formula="of:=AVERAGE([.B64:.F64])" office:value-type="float" office:value="0.0636" calcext:value-type="float">
            <text:p>0,0636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978.52" calcext:value-type="float">
            <text:p>978,52</text:p>
          </table:table-cell>
          <table:table-cell office:value-type="float" office:value="986.041" calcext:value-type="float">
            <text:p>986,041</text:p>
          </table:table-cell>
          <table:table-cell office:value-type="float" office:value="974.729" calcext:value-type="float">
            <text:p>974,729</text:p>
          </table:table-cell>
          <table:table-cell office:value-type="float" office:value="977.379" calcext:value-type="float">
            <text:p>977,379</text:p>
          </table:table-cell>
          <table:table-cell office:value-type="float" office:value="978.36" calcext:value-type="float">
            <text:p>978,36</text:p>
          </table:table-cell>
          <table:table-cell table:style-name="ce4" table:formula="of:=AVERAGE([.B65:.F65])" office:value-type="float" office:value="979.0058" calcext:value-type="float">
            <text:p>979,0058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2" table:number-rows-repeated="3">
          <table:table-cell table:style-name="ce3" table:number-columns-repeated="11"/>
        </table:table-row>
        <table:table-row table:style-name="ro2">
          <table:table-cell table:style-name="ce3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4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13" calcext:value-type="float">
            <text:p>0,13</text:p>
          </table:table-cell>
          <table:table-cell office:value-type="float" office:value="0.128" calcext:value-type="float">
            <text:p>0,128</text:p>
          </table:table-cell>
          <table:table-cell office:value-type="float" office:value="0.129" calcext:value-type="float">
            <text:p>0,129</text:p>
          </table:table-cell>
          <table:table-cell office:value-type="float" office:value="0.13" calcext:value-type="float">
            <text:p>0,13</text:p>
          </table:table-cell>
          <table:table-cell office:value-type="float" office:value="0.129" calcext:value-type="float">
            <text:p>0,129</text:p>
          </table:table-cell>
          <table:table-cell table:style-name="ce4" table:formula="of:=AVERAGE([.B73:.F73])" office:value-type="float" office:value="0.1292" calcext:value-type="float">
            <text:p>0,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107" calcext:value-type="float">
            <text:p>0,107</text:p>
          </table:table-cell>
          <table:table-cell office:value-type="float" office:value="0.106" calcext:value-type="float">
            <text:p>0,106</text:p>
          </table:table-cell>
          <table:table-cell table:number-columns-repeated="3" office:value-type="float" office:value="0.107" calcext:value-type="float">
            <text:p>0,107</text:p>
          </table:table-cell>
          <table:table-cell table:style-name="ce4" table:formula="of:=AVERAGE([.B74:.F74])" office:value-type="float" office:value="0.1068" calcext:value-type="float">
            <text:p>0,1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725.623" calcext:value-type="float">
            <text:p>1725,623</text:p>
          </table:table-cell>
          <table:table-cell office:value-type="float" office:value="1725.047" calcext:value-type="float">
            <text:p>1725,047</text:p>
          </table:table-cell>
          <table:table-cell office:value-type="float" office:value="1727.704" calcext:value-type="float">
            <text:p>1727,704</text:p>
          </table:table-cell>
          <table:table-cell office:value-type="float" office:value="1728.767" calcext:value-type="float">
            <text:p>1728,767</text:p>
          </table:table-cell>
          <table:table-cell office:value-type="float" office:value="1727.682" calcext:value-type="float">
            <text:p>1727,682</text:p>
          </table:table-cell>
          <table:table-cell table:style-name="ce4" table:formula="of:=AVERAGE([.B75:.F75])" office:value-type="float" office:value="1726.9646" calcext:value-type="float">
            <text:p>1726,9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77.539" calcext:value-type="float">
            <text:p>177,539</text:p>
          </table:table-cell>
          <table:table-cell office:value-type="float" office:value="177.318" calcext:value-type="float">
            <text:p>177,318</text:p>
          </table:table-cell>
          <table:table-cell office:value-type="float" office:value="177.403" calcext:value-type="float">
            <text:p>177,403</text:p>
          </table:table-cell>
          <table:table-cell office:value-type="float" office:value="177.44" calcext:value-type="float">
            <text:p>177,44</text:p>
          </table:table-cell>
          <table:table-cell office:value-type="float" office:value="177.329" calcext:value-type="float">
            <text:p>177,329</text:p>
          </table:table-cell>
          <table:table-cell table:style-name="ce4" table:formula="of:=AVERAGE([.B76:.F76])" office:value-type="float" office:value="177.4058" calcext:value-type="float">
            <text:p>177,4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6.028" calcext:value-type="float">
            <text:p>106,028</text:p>
          </table:table-cell>
          <table:table-cell office:value-type="float" office:value="106.003" calcext:value-type="float">
            <text:p>106,003</text:p>
          </table:table-cell>
          <table:table-cell office:value-type="float" office:value="106.361" calcext:value-type="float">
            <text:p>106,361</text:p>
          </table:table-cell>
          <table:table-cell office:value-type="float" office:value="106.426" calcext:value-type="float">
            <text:p>106,426</text:p>
          </table:table-cell>
          <table:table-cell office:value-type="float" office:value="106.296" calcext:value-type="float">
            <text:p>106,296</text:p>
          </table:table-cell>
          <table:table-cell table:style-name="ce4" table:formula="of:=AVERAGE([.B77:.F77])" office:value-type="float" office:value="106.2228" calcext:value-type="float">
            <text:p>106,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151" calcext:value-type="float">
            <text:p>0,151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152" calcext:value-type="float">
            <text:p>0,152</text:p>
          </table:table-cell>
          <table:table-cell office:value-type="float" office:value="0.154" calcext:value-type="float">
            <text:p>0,154</text:p>
          </table:table-cell>
          <table:table-cell table:style-name="ce4" table:formula="of:=AVERAGE([.B78:.F78])" office:value-type="float" office:value="0.153" calcext:value-type="float">
            <text:p>0,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table:number-columns-repeated="2" office:value-type="float" office:value="0.068" calcext:value-type="float">
            <text:p>0,068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8" calcext:value-type="float">
            <text:p>0,068</text:p>
          </table:table-cell>
          <table:table-cell table:style-name="ce4" table:formula="of:=AVERAGE([.B79:.F79])" office:value-type="float" office:value="0.068" calcext:value-type="float">
            <text:p>0,068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2015.75" calcext:value-type="float">
            <text:p>2015,75</text:p>
          </table:table-cell>
          <table:table-cell office:value-type="float" office:value="2014.905" calcext:value-type="float">
            <text:p>2014,905</text:p>
          </table:table-cell>
          <table:table-cell office:value-type="float" office:value="2018.062" calcext:value-type="float">
            <text:p>2018,062</text:p>
          </table:table-cell>
          <table:table-cell office:value-type="float" office:value="2019.183" calcext:value-type="float">
            <text:p>2019,183</text:p>
          </table:table-cell>
          <table:table-cell office:value-type="float" office:value="2017.838" calcext:value-type="float">
            <text:p>2017,838</text:p>
          </table:table-cell>
          <table:table-cell table:style-name="ce4" table:formula="of:=AVERAGE([.B80:.F80])" office:value-type="float" office:value="2017.1476" calcext:value-type="float">
            <text:p>2017,147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4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table:number-columns-repeated="2" office:value-type="float" office:value="0.184" calcext:value-type="float">
            <text:p>0,184</text:p>
          </table:table-cell>
          <table:table-cell table:number-columns-repeated="2" office:value-type="float" office:value="0.202" calcext:value-type="float">
            <text:p>0,202</text:p>
          </table:table-cell>
          <table:table-cell office:value-type="float" office:value="0.192" calcext:value-type="float">
            <text:p>0,192</text:p>
          </table:table-cell>
          <table:table-cell table:style-name="ce4" table:formula="of:=AVERAGE([.B83:.F83])" office:value-type="float" office:value="0.1928" calcext:value-type="float">
            <text:p>0,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145" calcext:value-type="float">
            <text:p>0,145</text:p>
          </table:table-cell>
          <table:table-cell table:number-columns-repeated="2" office:value-type="float" office:value="0.176" calcext:value-type="float">
            <text:p>0,176</text:p>
          </table:table-cell>
          <table:table-cell office:value-type="float" office:value="0.145" calcext:value-type="float">
            <text:p>0,145</text:p>
          </table:table-cell>
          <table:table-cell office:value-type="float" office:value="0.151" calcext:value-type="float">
            <text:p>0,151</text:p>
          </table:table-cell>
          <table:table-cell table:style-name="ce4" table:formula="of:=AVERAGE([.B84:.F84])" office:value-type="float" office:value="0.1586" calcext:value-type="float">
            <text:p>0,1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725.863" calcext:value-type="float">
            <text:p>1725,863</text:p>
          </table:table-cell>
          <table:table-cell office:value-type="float" office:value="1737.731" calcext:value-type="float">
            <text:p>1737,731</text:p>
          </table:table-cell>
          <table:table-cell office:value-type="float" office:value="1727.845" calcext:value-type="float">
            <text:p>1727,845</text:p>
          </table:table-cell>
          <table:table-cell office:value-type="float" office:value="1733.125" calcext:value-type="float">
            <text:p>1733,125</text:p>
          </table:table-cell>
          <table:table-cell office:value-type="float" office:value="1733.579" calcext:value-type="float">
            <text:p>1733,579</text:p>
          </table:table-cell>
          <table:table-cell table:style-name="ce4" table:formula="of:=AVERAGE([.B85:.F85])" office:value-type="float" office:value="1731.6286" calcext:value-type="float">
            <text:p>1731,6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78.012" calcext:value-type="float">
            <text:p>178,012</text:p>
          </table:table-cell>
          <table:table-cell office:value-type="float" office:value="183.735" calcext:value-type="float">
            <text:p>183,735</text:p>
          </table:table-cell>
          <table:table-cell office:value-type="float" office:value="178.295" calcext:value-type="float">
            <text:p>178,295</text:p>
          </table:table-cell>
          <table:table-cell office:value-type="float" office:value="178.766" calcext:value-type="float">
            <text:p>178,766</text:p>
          </table:table-cell>
          <table:table-cell office:value-type="float" office:value="179.095" calcext:value-type="float">
            <text:p>179,095</text:p>
          </table:table-cell>
          <table:table-cell table:style-name="ce4" table:formula="of:=AVERAGE([.B86:.F86])" office:value-type="float" office:value="179.5806" calcext:value-type="float">
            <text:p>179,5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9.468" calcext:value-type="float">
            <text:p>109,468</text:p>
          </table:table-cell>
          <table:table-cell office:value-type="float" office:value="110.18" calcext:value-type="float">
            <text:p>110,18</text:p>
          </table:table-cell>
          <table:table-cell office:value-type="float" office:value="109.52" calcext:value-type="float">
            <text:p>109,52</text:p>
          </table:table-cell>
          <table:table-cell office:value-type="float" office:value="110.999" calcext:value-type="float">
            <text:p>110,999</text:p>
          </table:table-cell>
          <table:table-cell office:value-type="float" office:value="110.389" calcext:value-type="float">
            <text:p>110,389</text:p>
          </table:table-cell>
          <table:table-cell table:style-name="ce4" table:formula="of:=AVERAGE([.B87:.F87])" office:value-type="float" office:value="110.1112" calcext:value-type="float">
            <text:p>110,1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19" calcext:value-type="float">
            <text:p>0,19</text:p>
          </table:table-cell>
          <table:table-cell office:value-type="float" office:value="0.215" calcext:value-type="float">
            <text:p>0,215</text:p>
          </table:table-cell>
          <table:table-cell office:value-type="float" office:value="0.188" calcext:value-type="float">
            <text:p>0,188</text:p>
          </table:table-cell>
          <table:table-cell table:number-columns-repeated="2" office:value-type="float" office:value="0.203" calcext:value-type="float">
            <text:p>0,203</text:p>
          </table:table-cell>
          <table:table-cell table:style-name="ce4" table:formula="of:=AVERAGE([.B88:.F88])" office:value-type="float" office:value="0.1998" calcext:value-type="float">
            <text:p>0,1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097" calcext:value-type="float">
            <text:p>0,097</text:p>
          </table:table-cell>
          <table:table-cell office:value-type="float" office:value="0.104" calcext:value-type="float">
            <text:p>0,104</text:p>
          </table:table-cell>
          <table:table-cell office:value-type="float" office:value="0.09" calcext:value-type="float">
            <text:p>0,09</text:p>
          </table:table-cell>
          <table:table-cell office:value-type="float" office:value="0.086" calcext:value-type="float">
            <text:p>0,086</text:p>
          </table:table-cell>
          <table:table-cell office:value-type="float" office:value="0.105" calcext:value-type="float">
            <text:p>0,105</text:p>
          </table:table-cell>
          <table:table-cell table:style-name="ce4" table:formula="of:=AVERAGE([.B89:.F89])" office:value-type="float" office:value="0.0964" calcext:value-type="float">
            <text:p>0,096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1731.132" calcext:value-type="float">
            <text:p>1731,132</text:p>
          </table:table-cell>
          <table:table-cell office:value-type="float" office:value="1742.969" calcext:value-type="float">
            <text:p>1742,969</text:p>
          </table:table-cell>
          <table:table-cell office:value-type="float" office:value="1733.127" calcext:value-type="float">
            <text:p>1733,127</text:p>
          </table:table-cell>
          <table:table-cell office:value-type="float" office:value="1738.365" calcext:value-type="float">
            <text:p>1738,365</text:p>
          </table:table-cell>
          <table:table-cell office:value-type="float" office:value="1738.817" calcext:value-type="float">
            <text:p>1738,817</text:p>
          </table:table-cell>
          <table:table-cell table:style-name="ce4" table:formula="of:=AVERAGE([.B90:.F90])" office:value-type="float" office:value="1736.882" calcext:value-type="float">
            <text:p>1736,88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2" table:number-rows-repeated="4">
          <table:table-cell table:style-name="ce3" table:number-columns-repeated="9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5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169" calcext:value-type="float">
            <text:p>0,169</text:p>
          </table:table-cell>
          <table:table-cell table:number-columns-repeated="2" office:value-type="float" office:value="0.164" calcext:value-type="float">
            <text:p>0,164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7" calcext:value-type="float">
            <text:p>0,167</text:p>
          </table:table-cell>
          <table:table-cell table:style-name="ce4" table:formula="of:=AVERAGE([.B98:.F98])" office:value-type="float" office:value="0.1654" calcext:value-type="float">
            <text:p>0,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5" calcext:value-type="float">
            <text:p>0,135</text:p>
          </table:table-cell>
          <table:table-cell table:number-columns-repeated="2" office:value-type="float" office:value="0.133" calcext:value-type="float">
            <text:p>0,133</text:p>
          </table:table-cell>
          <table:table-cell office:value-type="float" office:value="0.134" calcext:value-type="float">
            <text:p>0,134</text:p>
          </table:table-cell>
          <table:table-cell table:style-name="ce4" table:formula="of:=AVERAGE([.B99:.F99])" office:value-type="float" office:value="0.1346" calcext:value-type="float">
            <text:p>0,1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2696.446" calcext:value-type="float">
            <text:p>2696,446</text:p>
          </table:table-cell>
          <table:table-cell office:value-type="float" office:value="2697.346" calcext:value-type="float">
            <text:p>2697,346</text:p>
          </table:table-cell>
          <table:table-cell office:value-type="float" office:value="2697.015" calcext:value-type="float">
            <text:p>2697,015</text:p>
          </table:table-cell>
          <table:table-cell office:value-type="float" office:value="2696.901" calcext:value-type="float">
            <text:p>2696,901</text:p>
          </table:table-cell>
          <table:table-cell office:value-type="float" office:value="2696.952" calcext:value-type="float">
            <text:p>2696,952</text:p>
          </table:table-cell>
          <table:table-cell table:style-name="ce4" table:formula="of:=AVERAGE([.B100:.F100])" office:value-type="float" office:value="2696.932" calcext:value-type="float">
            <text:p>2696,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270.497" calcext:value-type="float">
            <text:p>270,497</text:p>
          </table:table-cell>
          <table:table-cell office:value-type="float" office:value="270.433" calcext:value-type="float">
            <text:p>270,433</text:p>
          </table:table-cell>
          <table:table-cell office:value-type="float" office:value="270.629" calcext:value-type="float">
            <text:p>270,629</text:p>
          </table:table-cell>
          <table:table-cell office:value-type="float" office:value="270.323" calcext:value-type="float">
            <text:p>270,323</text:p>
          </table:table-cell>
          <table:table-cell office:value-type="float" office:value="270.16" calcext:value-type="float">
            <text:p>270,16</text:p>
          </table:table-cell>
          <table:table-cell table:style-name="ce4" table:formula="of:=AVERAGE([.B101:.F101])" office:value-type="float" office:value="270.4084" calcext:value-type="float">
            <text:p>270,4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64.97" calcext:value-type="float">
            <text:p>164,97</text:p>
          </table:table-cell>
          <table:table-cell office:value-type="float" office:value="164.472" calcext:value-type="float">
            <text:p>164,472</text:p>
          </table:table-cell>
          <table:table-cell office:value-type="float" office:value="164.92" calcext:value-type="float">
            <text:p>164,92</text:p>
          </table:table-cell>
          <table:table-cell office:value-type="float" office:value="164.863" calcext:value-type="float">
            <text:p>164,863</text:p>
          </table:table-cell>
          <table:table-cell office:value-type="float" office:value="163.758" calcext:value-type="float">
            <text:p>163,758</text:p>
          </table:table-cell>
          <table:table-cell table:style-name="ce4" table:formula="of:=AVERAGE([.B102:.F102])" office:value-type="float" office:value="164.5966" calcext:value-type="float">
            <text:p>164,5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207" calcext:value-type="float">
            <text:p>0,207</text:p>
          </table:table-cell>
          <table:table-cell office:value-type="float" office:value="0.201" calcext:value-type="float">
            <text:p>0,201</text:p>
          </table:table-cell>
          <table:table-cell office:value-type="float" office:value="0.199" calcext:value-type="float">
            <text:p>0,199</text:p>
          </table:table-cell>
          <table:table-cell office:value-type="float" office:value="0.21" calcext:value-type="float">
            <text:p>0,21</text:p>
          </table:table-cell>
          <table:table-cell office:value-type="float" office:value="0.205" calcext:value-type="float">
            <text:p>0,205</text:p>
          </table:table-cell>
          <table:table-cell table:style-name="ce4" table:formula="of:=AVERAGE([.B103:.F103])" office:value-type="float" office:value="0.2044" calcext:value-type="float">
            <text:p>0,2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4" calcext:value-type="float">
            <text:p>0,084</text:p>
          </table:table-cell>
          <table:table-cell office:value-type="float" office:value="0.086" calcext:value-type="float">
            <text:p>0,08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84" calcext:value-type="float">
            <text:p>0,084</text:p>
          </table:table-cell>
          <table:table-cell table:style-name="ce4" table:formula="of:=AVERAGE([.B104:.F104])" office:value-type="float" office:value="0.0844" calcext:value-type="float">
            <text:p>0,084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3140.177" calcext:value-type="float">
            <text:p>3140,177</text:p>
          </table:table-cell>
          <table:table-cell office:value-type="float" office:value="3140.427" calcext:value-type="float">
            <text:p>3140,427</text:p>
          </table:table-cell>
          <table:table-cell office:value-type="float" office:value="3140.709" calcext:value-type="float">
            <text:p>3140,709</text:p>
          </table:table-cell>
          <table:table-cell office:value-type="float" office:value="3140.245" calcext:value-type="float">
            <text:p>3140,245</text:p>
          </table:table-cell>
          <table:table-cell office:value-type="float" office:value="3139.122" calcext:value-type="float">
            <text:p>3139,122</text:p>
          </table:table-cell>
          <table:table-cell table:style-name="ce4" table:formula="of:=AVERAGE([.B105:.F105])" office:value-type="float" office:value="3140.136" calcext:value-type="float">
            <text:p>3140,13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5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241" calcext:value-type="float">
            <text:p>0,241</text:p>
          </table:table-cell>
          <table:table-cell office:value-type="float" office:value="0.271" calcext:value-type="float">
            <text:p>0,271</text:p>
          </table:table-cell>
          <table:table-cell office:value-type="float" office:value="0.206" calcext:value-type="float">
            <text:p>0,206</text:p>
          </table:table-cell>
          <table:table-cell office:value-type="float" office:value="0.271" calcext:value-type="float">
            <text:p>0,271</text:p>
          </table:table-cell>
          <table:table-cell office:value-type="float" office:value="0.24" calcext:value-type="float">
            <text:p>0,24</text:p>
          </table:table-cell>
          <table:table-cell table:style-name="ce4" table:formula="of:=AVERAGE([.B108:.F108])" office:value-type="float" office:value="0.2458" calcext:value-type="float">
            <text:p>0,2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07" calcext:value-type="float">
            <text:p>0,207</text:p>
          </table:table-cell>
          <table:table-cell office:value-type="float" office:value="0.209" calcext:value-type="float">
            <text:p>0,209</text:p>
          </table:table-cell>
          <table:table-cell office:value-type="float" office:value="0.206" calcext:value-type="float">
            <text:p>0,206</text:p>
          </table:table-cell>
          <table:table-cell office:value-type="float" office:value="0.234" calcext:value-type="float">
            <text:p>0,234</text:p>
          </table:table-cell>
          <table:table-cell office:value-type="float" office:value="0.175" calcext:value-type="float">
            <text:p>0,175</text:p>
          </table:table-cell>
          <table:table-cell table:style-name="ce4" table:formula="of:=AVERAGE([.B109:.F109])" office:value-type="float" office:value="0.2062" calcext:value-type="float">
            <text:p>0,2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2705.305" calcext:value-type="float">
            <text:p>2705,305</text:p>
          </table:table-cell>
          <table:table-cell office:value-type="float" office:value="2703.717" calcext:value-type="float">
            <text:p>2703,717</text:p>
          </table:table-cell>
          <table:table-cell office:value-type="float" office:value="2706.168" calcext:value-type="float">
            <text:p>2706,168</text:p>
          </table:table-cell>
          <table:table-cell office:value-type="float" office:value="2703.039" calcext:value-type="float">
            <text:p>2703,039</text:p>
          </table:table-cell>
          <table:table-cell office:value-type="float" office:value="2705.965" calcext:value-type="float">
            <text:p>2705,965</text:p>
          </table:table-cell>
          <table:table-cell table:style-name="ce4" table:formula="of:=AVERAGE([.B110:.F110])" office:value-type="float" office:value="2704.8388" calcext:value-type="float">
            <text:p>2704,8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279.169" calcext:value-type="float">
            <text:p>279,169</text:p>
          </table:table-cell>
          <table:table-cell office:value-type="float" office:value="279.42" calcext:value-type="float">
            <text:p>279,42</text:p>
          </table:table-cell>
          <table:table-cell office:value-type="float" office:value="278.87" calcext:value-type="float">
            <text:p>278,87</text:p>
          </table:table-cell>
          <table:table-cell office:value-type="float" office:value="278.362" calcext:value-type="float">
            <text:p>278,362</text:p>
          </table:table-cell>
          <table:table-cell office:value-type="float" office:value="278.597" calcext:value-type="float">
            <text:p>278,597</text:p>
          </table:table-cell>
          <table:table-cell table:style-name="ce4" table:formula="of:=AVERAGE([.B111:.F111])" office:value-type="float" office:value="278.8836" calcext:value-type="float">
            <text:p>278,8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71.311" calcext:value-type="float">
            <text:p>171,311</text:p>
          </table:table-cell>
          <table:table-cell office:value-type="float" office:value="171.233" calcext:value-type="float">
            <text:p>171,233</text:p>
          </table:table-cell>
          <table:table-cell office:value-type="float" office:value="171.591" calcext:value-type="float">
            <text:p>171,591</text:p>
          </table:table-cell>
          <table:table-cell office:value-type="float" office:value="170.853" calcext:value-type="float">
            <text:p>170,853</text:p>
          </table:table-cell>
          <table:table-cell office:value-type="float" office:value="170.079" calcext:value-type="float">
            <text:p>170,079</text:p>
          </table:table-cell>
          <table:table-cell table:style-name="ce4" table:formula="of:=AVERAGE([.B112:.F112])" office:value-type="float" office:value="171.0134" calcext:value-type="float">
            <text:p>171,0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276" calcext:value-type="float">
            <text:p>0,276</text:p>
          </table:table-cell>
          <table:table-cell office:value-type="float" office:value="0.306" calcext:value-type="float">
            <text:p>0,306</text:p>
          </table:table-cell>
          <table:table-cell office:value-type="float" office:value="0.265" calcext:value-type="float">
            <text:p>0,265</text:p>
          </table:table-cell>
          <table:table-cell office:value-type="float" office:value="0.274" calcext:value-type="float">
            <text:p>0,274</text:p>
          </table:table-cell>
          <table:table-cell office:value-type="float" office:value="0.256" calcext:value-type="float">
            <text:p>0,256</text:p>
          </table:table-cell>
          <table:table-cell table:style-name="ce4" table:formula="of:=AVERAGE([.B113:.F113])" office:value-type="float" office:value="0.2754" calcext:value-type="float">
            <text:p>0,2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12" calcext:value-type="float">
            <text:p>0,12</text:p>
          </table:table-cell>
          <table:table-cell office:value-type="float" office:value="0.152" calcext:value-type="float">
            <text:p>0,152</text:p>
          </table:table-cell>
          <table:table-cell office:value-type="float" office:value="0.132" calcext:value-type="float">
            <text:p>0,132</text:p>
          </table:table-cell>
          <table:table-cell office:value-type="float" office:value="0.123" calcext:value-type="float">
            <text:p>0,123</text:p>
          </table:table-cell>
          <table:table-cell office:value-type="float" office:value="0.103" calcext:value-type="float">
            <text:p>0,103</text:p>
          </table:table-cell>
          <table:table-cell table:style-name="ce4" table:formula="of:=AVERAGE([.B114:.F114])" office:value-type="float" office:value="0.126" calcext:value-type="float">
            <text:p>0,126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2711.896" calcext:value-type="float">
            <text:p>2711,896</text:p>
          </table:table-cell>
          <table:table-cell office:value-type="float" office:value="2710.266" calcext:value-type="float">
            <text:p>2710,266</text:p>
          </table:table-cell>
          <table:table-cell office:value-type="float" office:value="2712.702" calcext:value-type="float">
            <text:p>2712,702</text:p>
          </table:table-cell>
          <table:table-cell office:value-type="float" office:value="2709.633" calcext:value-type="float">
            <text:p>2709,633</text:p>
          </table:table-cell>
          <table:table-cell office:value-type="float" office:value="2712.509" calcext:value-type="float">
            <text:p>2712,509</text:p>
          </table:table-cell>
          <table:table-cell table:style-name="ce4" table:formula="of:=AVERAGE([.B115:.F115])" office:value-type="float" office:value="2711.4012" calcext:value-type="float">
            <text:p>2711,401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2" table:number-rows-repeated="2">
          <table:table-cell table:style-name="ce3" table:number-columns-repeated="5"/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2" table:number-rows-repeated="2">
          <table:table-cell table:style-name="ce3" table:number-columns-repeated="2"/>
          <table:table-cell table:number-columns-repeated="9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2">
          <table:table-cell table:style-name="ce9" office:value-type="string" calcext:value-type="string">
            <text:p><text:s text:c="10"/>ELEMENTS</text:p>
          </table:table-cell>
          <table:table-cell table:style-name="ce9" office:value-type="string" calcext:value-type="string">
            <text:p>Avg Time(Sec) </text:p>
          </table:table-cell>
          <table:table-cell table:number-columns-repeated="9"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ce10" office:value-type="float" office:value="108.8786" calcext:value-type="float">
            <text:p>108,8786</text:p>
          </table:table-cell>
          <table:table-cell table:number-columns-repeated="9"/>
        </table:table-row>
        <table:table-row table:style-name="ro2">
          <table:table-cell table:style-name="ce9" office:value-type="float" office:value="200000" calcext:value-type="float">
            <text:p>200000</text:p>
          </table:table-cell>
          <table:table-cell table:style-name="ce9" office:value-type="float" office:value="431.9638" calcext:value-type="float">
            <text:p>431,9638</text:p>
          </table:table-cell>
          <table:table-cell table:number-columns-repeated="9"/>
        </table:table-row>
        <table:table-row table:style-name="ro2">
          <table:table-cell table:style-name="ce9" office:value-type="float" office:value="300000" calcext:value-type="float">
            <text:p>300000</text:p>
          </table:table-cell>
          <table:table-cell table:style-name="ce9" office:value-type="float" office:value="972.2522" calcext:value-type="float">
            <text:p>972,2522</text:p>
          </table:table-cell>
          <table:table-cell table:number-columns-repeated="9"/>
        </table:table-row>
        <table:table-row table:style-name="ro2">
          <table:table-cell table:style-name="ce9" office:value-type="float" office:value="400000" calcext:value-type="float">
            <text:p>400000</text:p>
          </table:table-cell>
          <table:table-cell table:style-name="ce9" office:value-type="float" office:value="1726.9646" calcext:value-type="float">
            <text:p>1726,9646</text:p>
          </table:table-cell>
          <table:table-cell table:number-columns-repeated="9"/>
        </table:table-row>
        <table:table-row table:style-name="ro2"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696.932" calcext:value-type="float">
            <text:p>2696,932</text:p>
          </table:table-cell>
          <table:table-cell table:number-columns-repeated="9"/>
        </table:table-row>
        <table:table-row table:style-name="ro1" table:number-rows-repeated="18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6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197" calcext:value-type="float">
            <text:p>0,19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97" calcext:value-type="float">
            <text:p>0,197</text:p>
          </table:table-cell>
          <table:table-cell office:value-type="float" office:value="0.199" calcext:value-type="float">
            <text:p>0,199</text:p>
          </table:table-cell>
          <table:table-cell table:style-name="ce4" table:formula="of:=AVERAGE([.B151:.F151])" office:value-type="float" office:value="0.198" calcext:value-type="float">
            <text:p>0,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161" calcext:value-type="float">
            <text:p>0,161</text:p>
          </table:table-cell>
          <table:table-cell table:number-columns-repeated="2" office:value-type="float" office:value="0.163" calcext:value-type="float">
            <text:p>0,163</text:p>
          </table:table-cell>
          <table:table-cell table:number-columns-repeated="2" office:value-type="float" office:value="0.161" calcext:value-type="float">
            <text:p>0,161</text:p>
          </table:table-cell>
          <table:table-cell table:style-name="ce4" table:formula="of:=AVERAGE([.B152:.F152])" office:value-type="float" office:value="0.1618" calcext:value-type="float">
            <text:p>0,1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388.133" calcext:value-type="float">
            <text:p>388,133</text:p>
          </table:table-cell>
          <table:table-cell office:value-type="float" office:value="388.96" calcext:value-type="float">
            <text:p>388,96</text:p>
          </table:table-cell>
          <table:table-cell office:value-type="float" office:value="388.098" calcext:value-type="float">
            <text:p>388,098</text:p>
          </table:table-cell>
          <table:table-cell office:value-type="float" office:value="388.582" calcext:value-type="float">
            <text:p>388,582</text:p>
          </table:table-cell>
          <table:table-cell office:value-type="float" office:value="389.195" calcext:value-type="float">
            <text:p>389,195</text:p>
          </table:table-cell>
          <table:table-cell table:style-name="ce4" table:formula="of:=AVERAGE([.B153:.F153])" office:value-type="float" office:value="388.5936" calcext:value-type="float">
            <text:p>388,5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235.911" calcext:value-type="float">
            <text:p>235,911</text:p>
          </table:table-cell>
          <table:table-cell office:value-type="float" office:value="236.257" calcext:value-type="float">
            <text:p>236,257</text:p>
          </table:table-cell>
          <table:table-cell office:value-type="float" office:value="237.108" calcext:value-type="float">
            <text:p>237,108</text:p>
          </table:table-cell>
          <table:table-cell office:value-type="float" office:value="237.175" calcext:value-type="float">
            <text:p>237,175</text:p>
          </table:table-cell>
          <table:table-cell office:value-type="float" office:value="236.723" calcext:value-type="float">
            <text:p>236,723</text:p>
          </table:table-cell>
          <table:table-cell table:style-name="ce4" table:formula="of:=AVERAGE([.B154:.F154])" office:value-type="float" office:value="236.6348" calcext:value-type="float">
            <text:p>236,6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263" calcext:value-type="float">
            <text:p>0,263</text:p>
          </table:table-cell>
          <table:table-cell table:number-columns-repeated="2" office:value-type="float" office:value="0.266" calcext:value-type="float">
            <text:p>0,266</text:p>
          </table:table-cell>
          <table:table-cell office:value-type="float" office:value="0.259" calcext:value-type="float">
            <text:p>0,259</text:p>
          </table:table-cell>
          <table:table-cell office:value-type="float" office:value="0.26" calcext:value-type="float">
            <text:p>0,26</text:p>
          </table:table-cell>
          <table:table-cell table:style-name="ce4" table:formula="of:=AVERAGE([.B155:.F155])" office:value-type="float" office:value="0.2628" calcext:value-type="float">
            <text:p>0,2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.101" calcext:value-type="float">
            <text:p>0,101</text:p>
          </table:table-cell>
          <table:table-cell table:style-name="ce4" table:formula="of:=AVERAGE([.B156:.F156])" office:value-type="float" office:value="0.1008" calcext:value-type="float">
            <text:p>0,1008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634.077" calcext:value-type="float">
            <text:p>634,077</text:p>
          </table:table-cell>
          <table:table-cell office:value-type="float" office:value="635.003" calcext:value-type="float">
            <text:p>635,003</text:p>
          </table:table-cell>
          <table:table-cell office:value-type="float" office:value="635.015" calcext:value-type="float">
            <text:p>635,015</text:p>
          </table:table-cell>
          <table:table-cell office:value-type="float" office:value="635.632" calcext:value-type="float">
            <text:p>635,632</text:p>
          </table:table-cell>
          <table:table-cell office:value-type="float" office:value="635.718" calcext:value-type="float">
            <text:p>635,718</text:p>
          </table:table-cell>
          <table:table-cell table:style-name="ce4" table:formula="of:=AVERAGE([.B157:.F157])" office:value-type="float" office:value="635.089" calcext:value-type="float">
            <text:p>635,089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ELEMENTS: 6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276" calcext:value-type="float">
            <text:p>0,276</text:p>
          </table:table-cell>
          <table:table-cell office:value-type="float" office:value="0.244" calcext:value-type="float">
            <text:p>0,244</text:p>
          </table:table-cell>
          <table:table-cell office:value-type="float" office:value="0.255" calcext:value-type="float">
            <text:p>0,255</text:p>
          </table:table-cell>
          <table:table-cell office:value-type="float" office:value="0.244" calcext:value-type="float">
            <text:p>0,244</text:p>
          </table:table-cell>
          <table:table-cell office:value-type="float" office:value="0.241" calcext:value-type="float">
            <text:p>0,241</text:p>
          </table:table-cell>
          <table:table-cell table:style-name="ce4" table:formula="of:=AVERAGE([.B160:.F160])" office:value-type="float" office:value="0.252" calcext:value-type="float">
            <text:p>0,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05" calcext:value-type="float">
            <text:p>0,205</text:p>
          </table:table-cell>
          <table:table-cell office:value-type="float" office:value="0.214" calcext:value-type="float">
            <text:p>0,214</text:p>
          </table:table-cell>
          <table:table-cell office:value-type="float" office:value="0.237" calcext:value-type="float">
            <text:p>0,237</text:p>
          </table:table-cell>
          <table:table-cell office:value-type="float" office:value="0.204" calcext:value-type="float">
            <text:p>0,204</text:p>
          </table:table-cell>
          <table:table-cell office:value-type="float" office:value="0.205" calcext:value-type="float">
            <text:p>0,205</text:p>
          </table:table-cell>
          <table:table-cell table:style-name="ce4" table:formula="of:=AVERAGE([.B161:.F161])" office:value-type="float" office:value="0.213" calcext:value-type="float">
            <text:p>0,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393.708" calcext:value-type="float">
            <text:p>393,708</text:p>
          </table:table-cell>
          <table:table-cell office:value-type="float" office:value="391.315" calcext:value-type="float">
            <text:p>391,315</text:p>
          </table:table-cell>
          <table:table-cell office:value-type="float" office:value="393.312" calcext:value-type="float">
            <text:p>393,312</text:p>
          </table:table-cell>
          <table:table-cell office:value-type="float" office:value="393.168" calcext:value-type="float">
            <text:p>393,168</text:p>
          </table:table-cell>
          <table:table-cell office:value-type="float" office:value="391.691" calcext:value-type="float">
            <text:p>391,691</text:p>
          </table:table-cell>
          <table:table-cell table:style-name="ce4" table:formula="of:=AVERAGE([.B162:.F162])" office:value-type="float" office:value="392.6388" calcext:value-type="float">
            <text:p>392,6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242.669" calcext:value-type="float">
            <text:p>242,669</text:p>
          </table:table-cell>
          <table:table-cell office:value-type="float" office:value="241.27" calcext:value-type="float">
            <text:p>241,27</text:p>
          </table:table-cell>
          <table:table-cell office:value-type="float" office:value="242.429" calcext:value-type="float">
            <text:p>242,429</text:p>
          </table:table-cell>
          <table:table-cell office:value-type="float" office:value="239.858" calcext:value-type="float">
            <text:p>239,858</text:p>
          </table:table-cell>
          <table:table-cell office:value-type="float" office:value="238.285" calcext:value-type="float">
            <text:p>238,285</text:p>
          </table:table-cell>
          <table:table-cell table:style-name="ce4" table:formula="of:=AVERAGE([.B163:.F163])" office:value-type="float" office:value="240.9022" calcext:value-type="float">
            <text:p>240,9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308" calcext:value-type="float">
            <text:p>0,308</text:p>
          </table:table-cell>
          <table:table-cell office:value-type="float" office:value="0.306" calcext:value-type="float">
            <text:p>0,306</text:p>
          </table:table-cell>
          <table:table-cell office:value-type="float" office:value="0.349" calcext:value-type="float">
            <text:p>0,349</text:p>
          </table:table-cell>
          <table:table-cell office:value-type="float" office:value="0.326" calcext:value-type="float">
            <text:p>0,326</text:p>
          </table:table-cell>
          <table:table-cell office:value-type="float" office:value="0.33" calcext:value-type="float">
            <text:p>0,33</text:p>
          </table:table-cell>
          <table:table-cell table:style-name="ce4" table:formula="of:=AVERAGE([.B164:.F164])" office:value-type="float" office:value="0.3238" calcext:value-type="float">
            <text:p>0,3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table:number-columns-repeated="2" office:value-type="float" office:value="0.169" calcext:value-type="float">
            <text:p>0,169</text:p>
          </table:table-cell>
          <table:table-cell office:value-type="float" office:value="0.109" calcext:value-type="float">
            <text:p>0,109</text:p>
          </table:table-cell>
          <table:table-cell office:value-type="float" office:value="0.169" calcext:value-type="float">
            <text:p>0,169</text:p>
          </table:table-cell>
          <table:table-cell office:value-type="float" office:value="0.141" calcext:value-type="float">
            <text:p>0,141</text:p>
          </table:table-cell>
          <table:table-cell table:style-name="ce4" table:formula="of:=AVERAGE([.B165:.F165])" office:value-type="float" office:value="0.1514" calcext:value-type="float">
            <text:p>0,151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401.486" calcext:value-type="float">
            <text:p>401,486</text:p>
          </table:table-cell>
          <table:table-cell office:value-type="float" office:value="399.123" calcext:value-type="float">
            <text:p>399,123</text:p>
          </table:table-cell>
          <table:table-cell office:value-type="float" office:value="401.105" calcext:value-type="float">
            <text:p>401,105</text:p>
          </table:table-cell>
          <table:table-cell office:value-type="float" office:value="400.968" calcext:value-type="float">
            <text:p>400,968</text:p>
          </table:table-cell>
          <table:table-cell office:value-type="float" office:value="399.485" calcext:value-type="float">
            <text:p>399,485</text:p>
          </table:table-cell>
          <table:table-cell table:style-name="ce4" table:formula="of:=AVERAGE([.B166:.F166])" office:value-type="float" office:value="400.4334" calcext:value-type="float">
            <text:p>400,433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ELEMENTS: 7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237" calcext:value-type="float">
            <text:p>0,237</text:p>
          </table:table-cell>
          <table:table-cell table:number-columns-repeated="3" office:value-type="float" office:value="0.234" calcext:value-type="float">
            <text:p>0,234</text:p>
          </table:table-cell>
          <table:table-cell office:value-type="float" office:value="0.235" calcext:value-type="float">
            <text:p>0,235</text:p>
          </table:table-cell>
          <table:table-cell table:style-name="ce4" table:formula="of:=AVERAGE([.B170:.F170])" office:value-type="float" office:value="0.2348" calcext:value-type="float">
            <text:p>0,2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188" calcext:value-type="float">
            <text:p>0,188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189" calcext:value-type="float">
            <text:p>0,189</text:p>
          </table:table-cell>
          <table:table-cell table:style-name="ce4" table:formula="of:=AVERAGE([.B171:.F171])" office:value-type="float" office:value="0.189" calcext:value-type="float">
            <text:p>0,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530.281" calcext:value-type="float">
            <text:p>530,281</text:p>
          </table:table-cell>
          <table:table-cell office:value-type="float" office:value="529.89" calcext:value-type="float">
            <text:p>529,89</text:p>
          </table:table-cell>
          <table:table-cell office:value-type="float" office:value="530.205" calcext:value-type="float">
            <text:p>530,205</text:p>
          </table:table-cell>
          <table:table-cell office:value-type="float" office:value="529.935" calcext:value-type="float">
            <text:p>529,935</text:p>
          </table:table-cell>
          <table:table-cell office:value-type="float" office:value="530.459" calcext:value-type="float">
            <text:p>530,459</text:p>
          </table:table-cell>
          <table:table-cell table:style-name="ce4" table:formula="of:=AVERAGE([.B172:.F172])" office:value-type="float" office:value="530.154" calcext:value-type="float">
            <text:p>530,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322.665" calcext:value-type="float">
            <text:p>322,665</text:p>
          </table:table-cell>
          <table:table-cell office:value-type="float" office:value="323.18" calcext:value-type="float">
            <text:p>323,18</text:p>
          </table:table-cell>
          <table:table-cell office:value-type="float" office:value="322.012" calcext:value-type="float">
            <text:p>322,012</text:p>
          </table:table-cell>
          <table:table-cell office:value-type="float" office:value="321.306" calcext:value-type="float">
            <text:p>321,306</text:p>
          </table:table-cell>
          <table:table-cell office:value-type="float" office:value="322.028" calcext:value-type="float">
            <text:p>322,028</text:p>
          </table:table-cell>
          <table:table-cell table:style-name="ce4" table:formula="of:=AVERAGE([.B173:.F173])" office:value-type="float" office:value="322.2382" calcext:value-type="float">
            <text:p>322,2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338" calcext:value-type="float">
            <text:p>0,338</text:p>
          </table:table-cell>
          <table:table-cell office:value-type="float" office:value="0.324" calcext:value-type="float">
            <text:p>0,324</text:p>
          </table:table-cell>
          <table:table-cell office:value-type="float" office:value="0.341" calcext:value-type="float">
            <text:p>0,34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5" calcext:value-type="float">
            <text:p>0,335</text:p>
          </table:table-cell>
          <table:table-cell table:style-name="ce4" table:formula="of:=AVERAGE([.B174:.F174])" office:value-type="float" office:value="0.3312" calcext:value-type="float">
            <text:p>0,3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117" calcext:value-type="float">
            <text:p>0,117</text:p>
          </table:table-cell>
          <table:table-cell table:number-columns-repeated="2" office:value-type="float" office:value="0.118" calcext:value-type="float">
            <text:p>0,118</text:p>
          </table:table-cell>
          <table:table-cell table:number-columns-repeated="2" office:value-type="float" office:value="0.119" calcext:value-type="float">
            <text:p>0,119</text:p>
          </table:table-cell>
          <table:table-cell table:style-name="ce4" table:formula="of:=AVERAGE([.B175:.F175])" office:value-type="float" office:value="0.1182" calcext:value-type="float">
            <text:p>0,118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864.439" calcext:value-type="float">
            <text:p>864,439</text:p>
          </table:table-cell>
          <table:table-cell office:value-type="float" office:value="864.524" calcext:value-type="float">
            <text:p>864,524</text:p>
          </table:table-cell>
          <table:table-cell office:value-type="float" office:value="863.682" calcext:value-type="float">
            <text:p>863,682</text:p>
          </table:table-cell>
          <table:table-cell office:value-type="float" office:value="862.675" calcext:value-type="float">
            <text:p>862,675</text:p>
          </table:table-cell>
          <table:table-cell office:value-type="float" office:value="863.945" calcext:value-type="float">
            <text:p>863,945</text:p>
          </table:table-cell>
          <table:table-cell table:style-name="ce4" table:formula="of:=AVERAGE([.B176:.F176])" office:value-type="float" office:value="863.853" calcext:value-type="float">
            <text:p>863,85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ELEMENTS: 7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315" calcext:value-type="float">
            <text:p>0,315</text:p>
          </table:table-cell>
          <table:table-cell office:value-type="float" office:value="0.313" calcext:value-type="float">
            <text:p>0,313</text:p>
          </table:table-cell>
          <table:table-cell office:value-type="float" office:value="0.284" calcext:value-type="float">
            <text:p>0,284</text:p>
          </table:table-cell>
          <table:table-cell office:value-type="float" office:value="0.322" calcext:value-type="float">
            <text:p>0,322</text:p>
          </table:table-cell>
          <table:table-cell office:value-type="float" office:value="0.307" calcext:value-type="float">
            <text:p>0,307</text:p>
          </table:table-cell>
          <table:table-cell table:style-name="ce4" table:formula="of:=AVERAGE([.B179:.F179])" office:value-type="float" office:value="0.3082" calcext:value-type="float">
            <text:p>0,3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36" calcext:value-type="float">
            <text:p>0,236</text:p>
          </table:table-cell>
          <table:table-cell office:value-type="float" office:value="0.265" calcext:value-type="float">
            <text:p>0,265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238" calcext:value-type="float">
            <text:p>0,238</text:p>
          </table:table-cell>
          <table:table-cell table:style-name="ce4" table:formula="of:=AVERAGE([.B180:.F180])" office:value-type="float" office:value="0.2546" calcext:value-type="float">
            <text:p>0,2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536.675" calcext:value-type="float">
            <text:p>536,675</text:p>
          </table:table-cell>
          <table:table-cell office:value-type="float" office:value="535.275" calcext:value-type="float">
            <text:p>535,275</text:p>
          </table:table-cell>
          <table:table-cell office:value-type="float" office:value="535.34" calcext:value-type="float">
            <text:p>535,34</text:p>
          </table:table-cell>
          <table:table-cell office:value-type="float" office:value="535.322" calcext:value-type="float">
            <text:p>535,322</text:p>
          </table:table-cell>
          <table:table-cell office:value-type="float" office:value="533.191" calcext:value-type="float">
            <text:p>533,191</text:p>
          </table:table-cell>
          <table:table-cell table:style-name="ce4" table:formula="of:=AVERAGE([.B181:.F181])" office:value-type="float" office:value="535.1606" calcext:value-type="float">
            <text:p>535,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327.453" calcext:value-type="float">
            <text:p>327,453</text:p>
          </table:table-cell>
          <table:table-cell office:value-type="float" office:value="326.531" calcext:value-type="float">
            <text:p>326,531</text:p>
          </table:table-cell>
          <table:table-cell office:value-type="float" office:value="329.002" calcext:value-type="float">
            <text:p>329,002</text:p>
          </table:table-cell>
          <table:table-cell office:value-type="float" office:value="331.183" calcext:value-type="float">
            <text:p>331,183</text:p>
          </table:table-cell>
          <table:table-cell office:value-type="float" office:value="325.307" calcext:value-type="float">
            <text:p>325,307</text:p>
          </table:table-cell>
          <table:table-cell table:style-name="ce4" table:formula="of:=AVERAGE([.B182:.F182])" office:value-type="float" office:value="327.8952" calcext:value-type="float">
            <text:p>327,8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41" calcext:value-type="float">
            <text:p>0,41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2" calcext:value-type="float">
            <text:p>0,392</text:p>
          </table:table-cell>
          <table:table-cell office:value-type="float" office:value="0.395" calcext:value-type="float">
            <text:p>0,395</text:p>
          </table:table-cell>
          <table:table-cell office:value-type="float" office:value="0.409" calcext:value-type="float">
            <text:p>0,409</text:p>
          </table:table-cell>
          <table:table-cell table:style-name="ce4" table:formula="of:=AVERAGE([.B183:.F183])" office:value-type="float" office:value="0.398" calcext:value-type="float">
            <text:p>0,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16" calcext:value-type="float">
            <text:p>0,16</text:p>
          </table:table-cell>
          <table:table-cell office:value-type="float" office:value="0.158" calcext:value-type="float">
            <text:p>0,158</text:p>
          </table:table-cell>
          <table:table-cell office:value-type="float" office:value="0.157" calcext:value-type="float">
            <text:p>0,157</text:p>
          </table:table-cell>
          <table:table-cell office:value-type="float" office:value="0.196" calcext:value-type="float">
            <text:p>0,196</text:p>
          </table:table-cell>
          <table:table-cell office:value-type="float" office:value="0.188" calcext:value-type="float">
            <text:p>0,188</text:p>
          </table:table-cell>
          <table:table-cell table:style-name="ce4" table:formula="of:=AVERAGE([.B184:.F184])" office:value-type="float" office:value="0.1718" calcext:value-type="float">
            <text:p>0,1718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545.824" calcext:value-type="float">
            <text:p>545,824</text:p>
          </table:table-cell>
          <table:table-cell office:value-type="float" office:value="544.463" calcext:value-type="float">
            <text:p>544,463</text:p>
          </table:table-cell>
          <table:table-cell office:value-type="float" office:value="544.406" calcext:value-type="float">
            <text:p>544,406</text:p>
          </table:table-cell>
          <table:table-cell office:value-type="float" office:value="544.43" calcext:value-type="float">
            <text:p>544,43</text:p>
          </table:table-cell>
          <table:table-cell office:value-type="float" office:value="542.243" calcext:value-type="float">
            <text:p>542,243</text:p>
          </table:table-cell>
          <table:table-cell table:style-name="ce4" table:formula="of:=AVERAGE([.B185:.F185])" office:value-type="float" office:value="544.2732" calcext:value-type="float">
            <text:p>544,273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8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273" calcext:value-type="float">
            <text:p>0,273</text:p>
          </table:table-cell>
          <table:table-cell office:value-type="float" office:value="0.269" calcext:value-type="float">
            <text:p>0,269</text:p>
          </table:table-cell>
          <table:table-cell office:value-type="float" office:value="0.272" calcext:value-type="float">
            <text:p>0,272</text:p>
          </table:table-cell>
          <table:table-cell table:number-columns-repeated="2" office:value-type="float" office:value="0.271" calcext:value-type="float">
            <text:p>0,271</text:p>
          </table:table-cell>
          <table:table-cell table:style-name="ce4" table:formula="of:=AVERAGE([.B189:.F189])" office:value-type="float" office:value="0.2712" calcext:value-type="float">
            <text:p>0,2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28" calcext:value-type="float">
            <text:p>0,228</text:p>
          </table:table-cell>
          <table:table-cell office:value-type="float" office:value="0.217" calcext:value-type="float">
            <text:p>0,217</text:p>
          </table:table-cell>
          <table:table-cell office:value-type="float" office:value="0.218" calcext:value-type="float">
            <text:p>0,218</text:p>
          </table:table-cell>
          <table:table-cell office:value-type="float" office:value="0.22" calcext:value-type="float">
            <text:p>0,22</text:p>
          </table:table-cell>
          <table:table-cell office:value-type="float" office:value="0.218" calcext:value-type="float">
            <text:p>0,218</text:p>
          </table:table-cell>
          <table:table-cell table:style-name="ce4" table:formula="of:=AVERAGE([.B190:.F190])" office:value-type="float" office:value="0.2202" calcext:value-type="float">
            <text:p>0,2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691.14" calcext:value-type="float">
            <text:p>691,14</text:p>
          </table:table-cell>
          <table:table-cell office:value-type="float" office:value="691.254" calcext:value-type="float">
            <text:p>691,254</text:p>
          </table:table-cell>
          <table:table-cell office:value-type="float" office:value="690.503" calcext:value-type="float">
            <text:p>690,503</text:p>
          </table:table-cell>
          <table:table-cell office:value-type="float" office:value="690.028" calcext:value-type="float">
            <text:p>690,028</text:p>
          </table:table-cell>
          <table:table-cell office:value-type="float" office:value="691.145" calcext:value-type="float">
            <text:p>691,145</text:p>
          </table:table-cell>
          <table:table-cell table:style-name="ce4" table:formula="of:=AVERAGE([.B191:.F191])" office:value-type="float" office:value="690.814" calcext:value-type="float">
            <text:p>690,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419.868" calcext:value-type="float">
            <text:p>419,868</text:p>
          </table:table-cell>
          <table:table-cell office:value-type="float" office:value="421.653" calcext:value-type="float">
            <text:p>421,653</text:p>
          </table:table-cell>
          <table:table-cell office:value-type="float" office:value="422.821" calcext:value-type="float">
            <text:p>422,821</text:p>
          </table:table-cell>
          <table:table-cell office:value-type="float" office:value="422.748" calcext:value-type="float">
            <text:p>422,748</text:p>
          </table:table-cell>
          <table:table-cell office:value-type="float" office:value="419.871" calcext:value-type="float">
            <text:p>419,871</text:p>
          </table:table-cell>
          <table:table-cell table:style-name="ce4" table:formula="of:=AVERAGE([.B192:.F192])" office:value-type="float" office:value="421.3922" calcext:value-type="float">
            <text:p>421,3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397" calcext:value-type="float">
            <text:p>0,397</text:p>
          </table:table-cell>
          <table:table-cell office:value-type="float" office:value="0.405" calcext:value-type="float">
            <text:p>0,405</text:p>
          </table:table-cell>
          <table:table-cell office:value-type="float" office:value="0.4" calcext:value-type="float">
            <text:p>0,4</text:p>
          </table:table-cell>
          <table:table-cell office:value-type="float" office:value="0.399" calcext:value-type="float">
            <text:p>0,399</text:p>
          </table:table-cell>
          <table:table-cell office:value-type="float" office:value="0.406" calcext:value-type="float">
            <text:p>0,406</text:p>
          </table:table-cell>
          <table:table-cell table:style-name="ce4" table:formula="of:=AVERAGE([.B193:.F193])" office:value-type="float" office:value="0.4014" calcext:value-type="float">
            <text:p>0,4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7" calcext:value-type="float">
            <text:p>0,137</text:p>
          </table:table-cell>
          <table:table-cell office:value-type="float" office:value="0.135" calcext:value-type="float">
            <text:p>0,135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7" calcext:value-type="float">
            <text:p>0,137</text:p>
          </table:table-cell>
          <table:table-cell table:style-name="ce4" table:formula="of:=AVERAGE([.B194:.F194])" office:value-type="float" office:value="0.1362" calcext:value-type="float">
            <text:p>0,136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1124.312" calcext:value-type="float">
            <text:p>1124,312</text:p>
          </table:table-cell>
          <table:table-cell office:value-type="float" office:value="1126.039" calcext:value-type="float">
            <text:p>1126,039</text:p>
          </table:table-cell>
          <table:table-cell office:value-type="float" office:value="1126.432" calcext:value-type="float">
            <text:p>1126,432</text:p>
          </table:table-cell>
          <table:table-cell office:value-type="float" office:value="1125.884" calcext:value-type="float">
            <text:p>1125,884</text:p>
          </table:table-cell>
          <table:table-cell office:value-type="float" office:value="1124.173" calcext:value-type="float">
            <text:p>1124,173</text:p>
          </table:table-cell>
          <table:table-cell table:style-name="ce4" table:formula="of:=AVERAGE([.B195:.F195])" office:value-type="float" office:value="1125.368" calcext:value-type="float">
            <text:p>1125,368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ELEMENTS: 8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351" calcext:value-type="float">
            <text:p>0,351</text:p>
          </table:table-cell>
          <table:table-cell table:number-columns-repeated="2" office:value-type="float" office:value="0.352" calcext:value-type="float">
            <text:p>0,352</text:p>
          </table:table-cell>
          <table:table-cell office:value-type="float" office:value="0.359" calcext:value-type="float">
            <text:p>0,359</text:p>
          </table:table-cell>
          <table:table-cell office:value-type="float" office:value="0.373" calcext:value-type="float">
            <text:p>0,373</text:p>
          </table:table-cell>
          <table:table-cell table:style-name="ce4" table:formula="of:=AVERAGE([.B198:.F198])" office:value-type="float" office:value="0.3574" calcext:value-type="float">
            <text:p>0,3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321" calcext:value-type="float">
            <text:p>0,321</text:p>
          </table:table-cell>
          <table:table-cell office:value-type="float" office:value="0.28" calcext:value-type="float">
            <text:p>0,28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6" calcext:value-type="float">
            <text:p>0,296</text:p>
          </table:table-cell>
          <table:table-cell office:value-type="float" office:value="0.28" calcext:value-type="float">
            <text:p>0,28</text:p>
          </table:table-cell>
          <table:table-cell table:style-name="ce4" table:formula="of:=AVERAGE([.B199:.F199])" office:value-type="float" office:value="0.2916" calcext:value-type="float">
            <text:p>0,2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702.243" calcext:value-type="float">
            <text:p>702,243</text:p>
          </table:table-cell>
          <table:table-cell office:value-type="float" office:value="699.746" calcext:value-type="float">
            <text:p>699,746</text:p>
          </table:table-cell>
          <table:table-cell office:value-type="float" office:value="698.939" calcext:value-type="float">
            <text:p>698,939</text:p>
          </table:table-cell>
          <table:table-cell office:value-type="float" office:value="701.991" calcext:value-type="float">
            <text:p>701,991</text:p>
          </table:table-cell>
          <table:table-cell office:value-type="float" office:value="714.275" calcext:value-type="float">
            <text:p>714,275</text:p>
          </table:table-cell>
          <table:table-cell table:style-name="ce4" table:formula="of:=AVERAGE([.B200:.F200])" office:value-type="float" office:value="703.4388" calcext:value-type="float">
            <text:p>703,4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432.188" calcext:value-type="float">
            <text:p>432,188</text:p>
          </table:table-cell>
          <table:table-cell office:value-type="float" office:value="428.945" calcext:value-type="float">
            <text:p>428,945</text:p>
          </table:table-cell>
          <table:table-cell office:value-type="float" office:value="427.407" calcext:value-type="float">
            <text:p>427,407</text:p>
          </table:table-cell>
          <table:table-cell office:value-type="float" office:value="430.998" calcext:value-type="float">
            <text:p>430,998</text:p>
          </table:table-cell>
          <table:table-cell office:value-type="float" office:value="428.426" calcext:value-type="float">
            <text:p>428,426</text:p>
          </table:table-cell>
          <table:table-cell table:style-name="ce4" table:formula="of:=AVERAGE([.B201:.F201])" office:value-type="float" office:value="429.5928" calcext:value-type="float">
            <text:p>429,5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49" calcext:value-type="float">
            <text:p>0,49</text:p>
          </table:table-cell>
          <table:table-cell office:value-type="float" office:value="0.483" calcext:value-type="float">
            <text:p>0,483</text:p>
          </table:table-cell>
          <table:table-cell office:value-type="float" office:value="0.485" calcext:value-type="float">
            <text:p>0,485</text:p>
          </table:table-cell>
          <table:table-cell office:value-type="float" office:value="0.488" calcext:value-type="float">
            <text:p>0,488</text:p>
          </table:table-cell>
          <table:table-cell office:value-type="float" office:value="0.465" calcext:value-type="float">
            <text:p>0,465</text:p>
          </table:table-cell>
          <table:table-cell table:style-name="ce4" table:formula="of:=AVERAGE([.B202:.F202])" office:value-type="float" office:value="0.4822" calcext:value-type="float">
            <text:p>0,4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186" calcext:value-type="float">
            <text:p>0,186</text:p>
          </table:table-cell>
          <table:table-cell office:value-type="float" office:value="0.207" calcext:value-type="float">
            <text:p>0,207</text:p>
          </table:table-cell>
          <table:table-cell office:value-type="float" office:value="0.177" calcext:value-type="float">
            <text:p>0,177</text:p>
          </table:table-cell>
          <table:table-cell office:value-type="float" office:value="0.208" calcext:value-type="float">
            <text:p>0,208</text:p>
          </table:table-cell>
          <table:table-cell office:value-type="float" office:value="0.175" calcext:value-type="float">
            <text:p>0,175</text:p>
          </table:table-cell>
          <table:table-cell table:style-name="ce4" table:formula="of:=AVERAGE([.B203:.F203])" office:value-type="float" office:value="0.1906" calcext:value-type="float">
            <text:p>0,1906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712.666" calcext:value-type="float">
            <text:p>712,666</text:p>
          </table:table-cell>
          <table:table-cell office:value-type="float" office:value="710.12" calcext:value-type="float">
            <text:p>710,12</text:p>
          </table:table-cell>
          <table:table-cell office:value-type="float" office:value="709.322" calcext:value-type="float">
            <text:p>709,322</text:p>
          </table:table-cell>
          <table:table-cell office:value-type="float" office:value="712.462" calcext:value-type="float">
            <text:p>712,462</text:p>
          </table:table-cell>
          <table:table-cell office:value-type="float" office:value="724.686" calcext:value-type="float">
            <text:p>724,686</text:p>
          </table:table-cell>
          <table:table-cell table:style-name="ce4" table:formula="of:=AVERAGE([.B204:.F204])" office:value-type="float" office:value="713.8512" calcext:value-type="float">
            <text:p>713,851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9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table:number-columns-repeated="2" office:value-type="float" office:value="0.305" calcext:value-type="float">
            <text:p>0,305</text:p>
          </table:table-cell>
          <table:table-cell office:value-type="float" office:value="0.307" calcext:value-type="float">
            <text:p>0,307</text:p>
          </table:table-cell>
          <table:table-cell office:value-type="float" office:value="0.305" calcext:value-type="float">
            <text:p>0,305</text:p>
          </table:table-cell>
          <table:table-cell office:value-type="float" office:value="0.304" calcext:value-type="float">
            <text:p>0,304</text:p>
          </table:table-cell>
          <table:table-cell table:style-name="ce4" table:formula="of:=AVERAGE([.B208:.F208])" office:value-type="float" office:value="0.3052" calcext:value-type="float">
            <text:p>0,3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44" calcext:value-type="float">
            <text:p>0,244</text:p>
          </table:table-cell>
          <table:table-cell office:value-type="float" office:value="0.246" calcext:value-type="float">
            <text:p>0,246</text:p>
          </table:table-cell>
          <table:table-cell office:value-type="float" office:value="0.244" calcext:value-type="float">
            <text:p>0,244</text:p>
          </table:table-cell>
          <table:table-cell office:value-type="float" office:value="0.253" calcext:value-type="float">
            <text:p>0,253</text:p>
          </table:table-cell>
          <table:table-cell office:value-type="float" office:value="0.243" calcext:value-type="float">
            <text:p>0,243</text:p>
          </table:table-cell>
          <table:table-cell table:style-name="ce4" table:formula="of:=AVERAGE([.B209:.F209])" office:value-type="float" office:value="0.246" calcext:value-type="float">
            <text:p>0,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877.682" calcext:value-type="float">
            <text:p>877,682</text:p>
          </table:table-cell>
          <table:table-cell office:value-type="float" office:value="876.869" calcext:value-type="float">
            <text:p>876,869</text:p>
          </table:table-cell>
          <table:table-cell office:value-type="float" office:value="875.994" calcext:value-type="float">
            <text:p>875,994</text:p>
          </table:table-cell>
          <table:table-cell office:value-type="float" office:value="876.223" calcext:value-type="float">
            <text:p>876,223</text:p>
          </table:table-cell>
          <table:table-cell office:value-type="float" office:value="876.911" calcext:value-type="float">
            <text:p>876,911</text:p>
          </table:table-cell>
          <table:table-cell table:style-name="ce4" table:formula="of:=AVERAGE([.B210:.F210])" office:value-type="float" office:value="876.7358" calcext:value-type="float">
            <text:p>876,7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531.243" calcext:value-type="float">
            <text:p>531,243</text:p>
          </table:table-cell>
          <table:table-cell office:value-type="float" office:value="534.694" calcext:value-type="float">
            <text:p>534,694</text:p>
          </table:table-cell>
          <table:table-cell office:value-type="float" office:value="531.54" calcext:value-type="float">
            <text:p>531,54</text:p>
          </table:table-cell>
          <table:table-cell office:value-type="float" office:value="531.202" calcext:value-type="float">
            <text:p>531,202</text:p>
          </table:table-cell>
          <table:table-cell office:value-type="float" office:value="531.948" calcext:value-type="float">
            <text:p>531,948</text:p>
          </table:table-cell>
          <table:table-cell table:style-name="ce4" table:formula="of:=AVERAGE([.B211:.F211])" office:value-type="float" office:value="532.1254" calcext:value-type="float">
            <text:p>532,1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467" calcext:value-type="float">
            <text:p>0,467</text:p>
          </table:table-cell>
          <table:table-cell office:value-type="float" office:value="0.486" calcext:value-type="float">
            <text:p>0,486</text:p>
          </table:table-cell>
          <table:table-cell office:value-type="float" office:value="0.477" calcext:value-type="float">
            <text:p>0,477</text:p>
          </table:table-cell>
          <table:table-cell table:number-columns-repeated="2" office:value-type="float" office:value="0.472" calcext:value-type="float">
            <text:p>0,472</text:p>
          </table:table-cell>
          <table:table-cell table:style-name="ce4" table:formula="of:=AVERAGE([.B212:.F212])" office:value-type="float" office:value="0.4748" calcext:value-type="float">
            <text:p>0,4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151" calcext:value-type="float">
            <text:p>0,151</text:p>
          </table:table-cell>
          <table:table-cell office:value-type="float" office:value="0.152" calcext:value-type="float">
            <text:p>0,152</text:p>
          </table:table-cell>
          <table:table-cell office:value-type="float" office:value="0.155" calcext:value-type="float">
            <text:p>0,155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1" calcext:value-type="float">
            <text:p>0,151</text:p>
          </table:table-cell>
          <table:table-cell table:style-name="ce4" table:formula="of:=AVERAGE([.B213:.F213])" office:value-type="float" office:value="0.1524" calcext:value-type="float">
            <text:p>0,152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1423.753" calcext:value-type="float">
            <text:p>1423,753</text:p>
          </table:table-cell>
          <table:table-cell office:value-type="float" office:value="1426.368" calcext:value-type="float">
            <text:p>1426,368</text:p>
          </table:table-cell>
          <table:table-cell office:value-type="float" office:value="1422.336" calcext:value-type="float">
            <text:p>1422,336</text:p>
          </table:table-cell>
          <table:table-cell office:value-type="float" office:value="1422.272" calcext:value-type="float">
            <text:p>1422,272</text:p>
          </table:table-cell>
          <table:table-cell office:value-type="float" office:value="1423.714" calcext:value-type="float">
            <text:p>1423,714</text:p>
          </table:table-cell>
          <table:table-cell table:style-name="ce4" table:formula="of:=AVERAGE([.B214:.F214])" office:value-type="float" office:value="1423.6886" calcext:value-type="float">
            <text:p>1423,688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ELEMENTS: 9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395" calcext:value-type="float">
            <text:p>0,395</text:p>
          </table:table-cell>
          <table:table-cell office:value-type="float" office:value="0.403" calcext:value-type="float">
            <text:p>0,403</text:p>
          </table:table-cell>
          <table:table-cell office:value-type="float" office:value="0.401" calcext:value-type="float">
            <text:p>0,401</text:p>
          </table:table-cell>
          <table:table-cell office:value-type="float" office:value="0.422" calcext:value-type="float">
            <text:p>0,422</text:p>
          </table:table-cell>
          <table:table-cell office:value-type="float" office:value="0.421" calcext:value-type="float">
            <text:p>0,421</text:p>
          </table:table-cell>
          <table:table-cell table:style-name="ce4" table:formula="of:=AVERAGE([.B217:.F217])" office:value-type="float" office:value="0.4084" calcext:value-type="float">
            <text:p>0,4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338" calcext:value-type="float">
            <text:p>0,338</text:p>
          </table:table-cell>
          <table:table-cell office:value-type="float" office:value="0.357" calcext:value-type="float">
            <text:p>0,357</text:p>
          </table:table-cell>
          <table:table-cell office:value-type="float" office:value="0.358" calcext:value-type="float">
            <text:p>0,35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9" calcext:value-type="float">
            <text:p>0,359</text:p>
          </table:table-cell>
          <table:table-cell table:style-name="ce4" table:formula="of:=AVERAGE([.B218:.F218])" office:value-type="float" office:value="0.348" calcext:value-type="float">
            <text:p>0,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887.832" calcext:value-type="float">
            <text:p>887,832</text:p>
          </table:table-cell>
          <table:table-cell office:value-type="float" office:value="883.111" calcext:value-type="float">
            <text:p>883,111</text:p>
          </table:table-cell>
          <table:table-cell office:value-type="float" office:value="885.904" calcext:value-type="float">
            <text:p>885,904</text:p>
          </table:table-cell>
          <table:table-cell office:value-type="float" office:value="889.14" calcext:value-type="float">
            <text:p>889,14</text:p>
          </table:table-cell>
          <table:table-cell office:value-type="float" office:value="910.841" calcext:value-type="float">
            <text:p>910,841</text:p>
          </table:table-cell>
          <table:table-cell table:style-name="ce4" table:formula="of:=AVERAGE([.B219:.F219])" office:value-type="float" office:value="891.3656" calcext:value-type="float">
            <text:p>891,3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543.154" calcext:value-type="float">
            <text:p>543,154</text:p>
          </table:table-cell>
          <table:table-cell office:value-type="float" office:value="542.039" calcext:value-type="float">
            <text:p>542,039</text:p>
          </table:table-cell>
          <table:table-cell office:value-type="float" office:value="545.842" calcext:value-type="float">
            <text:p>545,842</text:p>
          </table:table-cell>
          <table:table-cell office:value-type="float" office:value="545.813" calcext:value-type="float">
            <text:p>545,813</text:p>
          </table:table-cell>
          <table:table-cell office:value-type="float" office:value="541.962" calcext:value-type="float">
            <text:p>541,962</text:p>
          </table:table-cell>
          <table:table-cell table:style-name="ce4" table:formula="of:=AVERAGE([.B220:.F220])" office:value-type="float" office:value="543.762" calcext:value-type="float">
            <text:p>543,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558" calcext:value-type="float">
            <text:p>0,558</text:p>
          </table:table-cell>
          <table:table-cell office:value-type="float" office:value="0.582" calcext:value-type="float">
            <text:p>0,582</text:p>
          </table:table-cell>
          <table:table-cell office:value-type="float" office:value="0.564" calcext:value-type="float">
            <text:p>0,564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8" calcext:value-type="float">
            <text:p>0,578</text:p>
          </table:table-cell>
          <table:table-cell table:style-name="ce4" table:formula="of:=AVERAGE([.B221:.F221])" office:value-type="float" office:value="0.569" calcext:value-type="float">
            <text:p>0,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235" calcext:value-type="float">
            <text:p>0,235</text:p>
          </table:table-cell>
          <table:table-cell office:value-type="float" office:value="0.236" calcext:value-type="float">
            <text:p>0,236</text:p>
          </table:table-cell>
          <table:table-cell office:value-type="float" office:value="0.267" calcext:value-type="float">
            <text:p>0,267</text:p>
          </table:table-cell>
          <table:table-cell office:value-type="float" office:value="0.255" calcext:value-type="float">
            <text:p>0,255</text:p>
          </table:table-cell>
          <table:table-cell office:value-type="float" office:value="0.264" calcext:value-type="float">
            <text:p>0,264</text:p>
          </table:table-cell>
          <table:table-cell table:style-name="ce4" table:formula="of:=AVERAGE([.B222:.F222])" office:value-type="float" office:value="0.2514" calcext:value-type="float">
            <text:p>0,2514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899.572" calcext:value-type="float">
            <text:p>899,572</text:p>
          </table:table-cell>
          <table:table-cell office:value-type="float" office:value="894.79" calcext:value-type="float">
            <text:p>894,79</text:p>
          </table:table-cell>
          <table:table-cell office:value-type="float" office:value="897.601" calcext:value-type="float">
            <text:p>897,601</text:p>
          </table:table-cell>
          <table:table-cell office:value-type="float" office:value="900.81" calcext:value-type="float">
            <text:p>900,81</text:p>
          </table:table-cell>
          <table:table-cell office:value-type="float" office:value="922.553" calcext:value-type="float">
            <text:p>922,553</text:p>
          </table:table-cell>
          <table:table-cell table:style-name="ce4" table:formula="of:=AVERAGE([.B223:.F223])" office:value-type="float" office:value="903.0652" calcext:value-type="float">
            <text:p>903,065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ELEMENTS: 1’0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345" calcext:value-type="float">
            <text:p>0,345</text:p>
          </table:table-cell>
          <table:table-cell office:value-type="float" office:value="0.351" calcext:value-type="float">
            <text:p>0,351</text:p>
          </table:table-cell>
          <table:table-cell table:number-columns-repeated="3" office:value-type="float" office:value="0.341" calcext:value-type="float">
            <text:p>0,341</text:p>
          </table:table-cell>
          <table:table-cell table:style-name="ce4" table:formula="of:=AVERAGE([.B227:.F227])" office:value-type="float" office:value="0.3438" calcext:value-type="float">
            <text:p>0,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75" calcext:value-type="float">
            <text:p>0,275</text:p>
          </table:table-cell>
          <table:table-cell office:value-type="float" office:value="0.284" calcext:value-type="float">
            <text:p>0,284</text:p>
          </table:table-cell>
          <table:table-cell table:number-columns-repeated="2" office:value-type="float" office:value="0.274" calcext:value-type="float">
            <text:p>0,274</text:p>
          </table:table-cell>
          <table:table-cell office:value-type="float" office:value="0.276" calcext:value-type="float">
            <text:p>0,276</text:p>
          </table:table-cell>
          <table:table-cell table:style-name="ce4" table:formula="of:=AVERAGE([.B228:.F228])" office:value-type="float" office:value="0.2766" calcext:value-type="float">
            <text:p>0,2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112.267" calcext:value-type="float">
            <text:p>1112,267</text:p>
          </table:table-cell>
          <table:table-cell office:value-type="float" office:value="1108" calcext:value-type="float">
            <text:p>1108</text:p>
          </table:table-cell>
          <table:table-cell office:value-type="float" office:value="1107.847" calcext:value-type="float">
            <text:p>1107,847</text:p>
          </table:table-cell>
          <table:table-cell office:value-type="float" office:value="1109.142" calcext:value-type="float">
            <text:p>1109,142</text:p>
          </table:table-cell>
          <table:table-cell office:value-type="float" office:value="1107.558" calcext:value-type="float">
            <text:p>1107,558</text:p>
          </table:table-cell>
          <table:table-cell table:style-name="ce4" table:formula="of:=AVERAGE([.B229:.F229])" office:value-type="float" office:value="1108.9628" calcext:value-type="float">
            <text:p>1108,9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661.77" calcext:value-type="float">
            <text:p>661,77</text:p>
          </table:table-cell>
          <table:table-cell office:value-type="float" office:value="662.108" calcext:value-type="float">
            <text:p>662,108</text:p>
          </table:table-cell>
          <table:table-cell office:value-type="float" office:value="663.45" calcext:value-type="float">
            <text:p>663,45</text:p>
          </table:table-cell>
          <table:table-cell office:value-type="float" office:value="663.529" calcext:value-type="float">
            <text:p>663,529</text:p>
          </table:table-cell>
          <table:table-cell office:value-type="float" office:value="663.383" calcext:value-type="float">
            <text:p>663,383</text:p>
          </table:table-cell>
          <table:table-cell table:style-name="ce4" table:formula="of:=AVERAGE([.B230:.F230])" office:value-type="float" office:value="662.848" calcext:value-type="float">
            <text:p>662,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591" calcext:value-type="float">
            <text:p>0,59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57" calcext:value-type="float">
            <text:p>0,557</text:p>
          </table:table-cell>
          <table:table-cell office:value-type="float" office:value="0.562" calcext:value-type="float">
            <text:p>0,562</text:p>
          </table:table-cell>
          <table:table-cell office:value-type="float" office:value="0.572" calcext:value-type="float">
            <text:p>0,572</text:p>
          </table:table-cell>
          <table:table-cell table:style-name="ce4" table:formula="of:=AVERAGE([.B231:.F231])" office:value-type="float" office:value="0.567" calcext:value-type="float">
            <text:p>0,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69" calcext:value-type="float">
            <text:p>0,169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9" calcext:value-type="float">
            <text:p>0,169</text:p>
          </table:table-cell>
          <table:table-cell table:style-name="ce4" table:formula="of:=AVERAGE([.B232:.F232])" office:value-type="float" office:value="0.1692" calcext:value-type="float">
            <text:p>0,169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IAL CODE </text:p>
          </table:table-cell>
          <table:table-cell office:value-type="float" office:value="1790.923" calcext:value-type="float">
            <text:p>1790,923</text:p>
          </table:table-cell>
          <table:table-cell office:value-type="float" office:value="1786.574" calcext:value-type="float">
            <text:p>1786,574</text:p>
          </table:table-cell>
          <table:table-cell office:value-type="float" office:value="1787.747" calcext:value-type="float">
            <text:p>1787,747</text:p>
          </table:table-cell>
          <table:table-cell office:value-type="float" office:value="1789.135" calcext:value-type="float">
            <text:p>1789,135</text:p>
          </table:table-cell>
          <table:table-cell office:value-type="float" office:value="1787.45" calcext:value-type="float">
            <text:p>1787,45</text:p>
          </table:table-cell>
          <table:table-cell table:style-name="ce4" table:formula="of:=AVERAGE([.B233:.F233])" office:value-type="float" office:value="1788.3658" calcext:value-type="float">
            <text:p>1788,3658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ELEMENTS: 1’000’000</text:p>
          </table:table-cell>
          <table:table-cell table:style-name="ce1" office:value-type="string" calcext:value-type="string">
            <text:p>Time(Sec) Test1</text:p>
          </table:table-cell>
          <table:table-cell table:style-name="ce1" office:value-type="string" calcext:value-type="string">
            <text:p>Time(Sec) Test2</text:p>
          </table:table-cell>
          <table:table-cell table:style-name="ce1" office:value-type="string" calcext:value-type="string">
            <text:p>Time(Sec) Test3</text:p>
          </table:table-cell>
          <table:table-cell table:style-name="ce1" office:value-type="string" calcext:value-type="string">
            <text:p>Time(Sec) Test4</text:p>
          </table:table-cell>
          <table:table-cell table:style-name="ce1" office:value-type="string" calcext:value-type="string">
            <text:p>Time(Sec) Test5</text:p>
          </table:table-cell>
          <table:table-cell table:style-name="ce4" office:value-type="string" calcext:value-type="string">
            <text:p>Time(Sec) 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HORT</text:p>
          </table:table-cell>
          <table:table-cell office:value-type="float" office:value="0.46" calcext:value-type="float">
            <text:p>0,46</text:p>
          </table:table-cell>
          <table:table-cell office:value-type="float" office:value="0.481" calcext:value-type="float">
            <text:p>0,481</text:p>
          </table:table-cell>
          <table:table-cell office:value-type="float" office:value="0.467" calcext:value-type="float">
            <text:p>0,467</text:p>
          </table:table-cell>
          <table:table-cell office:value-type="float" office:value="0.491" calcext:value-type="float">
            <text:p>0,491</text:p>
          </table:table-cell>
          <table:table-cell office:value-type="float" office:value="0.452" calcext:value-type="float">
            <text:p>0,452</text:p>
          </table:table-cell>
          <table:table-cell table:style-name="ce4" table:formula="of:=AVERAGE([.B236:.F236])" office:value-type="float" office:value="0.4702" calcext:value-type="float">
            <text:p>0,4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39" calcext:value-type="float">
            <text:p>0,39</text:p>
          </table:table-cell>
          <table:table-cell office:value-type="float" office:value="0.437" calcext:value-type="float">
            <text:p>0,437</text:p>
          </table:table-cell>
          <table:table-cell office:value-type="float" office:value="0.39" calcext:value-type="float">
            <text:p>0,39</text:p>
          </table:table-cell>
          <table:table-cell office:value-type="float" office:value="0.392" calcext:value-type="float">
            <text:p>0,392</text:p>
          </table:table-cell>
          <table:table-cell office:value-type="float" office:value="0.375" calcext:value-type="float">
            <text:p>0,375</text:p>
          </table:table-cell>
          <table:table-cell table:style-name="ce4" table:formula="of:=AVERAGE([.B237:.F237])" office:value-type="float" office:value="0.3968" calcext:value-type="float">
            <text:p>0,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94.679" calcext:value-type="float">
            <text:p>1094,679</text:p>
          </table:table-cell>
          <table:table-cell office:value-type="float" office:value="1095.904" calcext:value-type="float">
            <text:p>1095,904</text:p>
          </table:table-cell>
          <table:table-cell office:value-type="float" office:value="1094.65" calcext:value-type="float">
            <text:p>1094,65</text:p>
          </table:table-cell>
          <table:table-cell office:value-type="float" office:value="1096.011" calcext:value-type="float">
            <text:p>1096,011</text:p>
          </table:table-cell>
          <table:table-cell office:value-type="float" office:value="1096.9" calcext:value-type="float">
            <text:p>1096,9</text:p>
          </table:table-cell>
          <table:table-cell table:style-name="ce4" table:formula="of:=AVERAGE([.B238:.F238])" office:value-type="float" office:value="1095.6288" calcext:value-type="float">
            <text:p>1095,6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670.082" calcext:value-type="float">
            <text:p>670,082</text:p>
          </table:table-cell>
          <table:table-cell office:value-type="float" office:value="668.518" calcext:value-type="float">
            <text:p>668,518</text:p>
          </table:table-cell>
          <table:table-cell office:value-type="float" office:value="670.087" calcext:value-type="float">
            <text:p>670,087</text:p>
          </table:table-cell>
          <table:table-cell office:value-type="float" office:value="668.528" calcext:value-type="float">
            <text:p>668,528</text:p>
          </table:table-cell>
          <table:table-cell office:value-type="float" office:value="672.351" calcext:value-type="float">
            <text:p>672,351</text:p>
          </table:table-cell>
          <table:table-cell table:style-name="ce4" table:formula="of:=AVERAGE([.B239:.F239])" office:value-type="float" office:value="669.9132" calcext:value-type="float">
            <text:p>669,9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.668" calcext:value-type="float">
            <text:p>0,668</text:p>
          </table:table-cell>
          <table:table-cell office:value-type="float" office:value="0.745" calcext:value-type="float">
            <text:p>0,745</text:p>
          </table:table-cell>
          <table:table-cell office:value-type="float" office:value="0.679" calcext:value-type="float">
            <text:p>0,679</text:p>
          </table:table-cell>
          <table:table-cell office:value-type="float" office:value="0.688" calcext:value-type="float">
            <text:p>0,688</text:p>
          </table:table-cell>
          <table:table-cell office:value-type="float" office:value="0.704" calcext:value-type="float">
            <text:p>0,704</text:p>
          </table:table-cell>
          <table:table-cell table:style-name="ce4" table:formula="of:=AVERAGE([.B240:.F240])" office:value-type="float" office:value="0.6968" calcext:value-type="float">
            <text:p>0,6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XSORT</text:p>
          </table:table-cell>
          <table:table-cell office:value-type="float" office:value="0.243" calcext:value-type="float">
            <text:p>0,243</text:p>
          </table:table-cell>
          <table:table-cell office:value-type="float" office:value="0.273" calcext:value-type="float">
            <text:p>0,273</text:p>
          </table:table-cell>
          <table:table-cell office:value-type="float" office:value="0.272" calcext:value-type="float">
            <text:p>0,272</text:p>
          </table:table-cell>
          <table:table-cell office:value-type="float" office:value="0.255" calcext:value-type="float">
            <text:p>0,255</text:p>
          </table:table-cell>
          <table:table-cell office:value-type="float" office:value="0.273" calcext:value-type="float">
            <text:p>0,273</text:p>
          </table:table-cell>
          <table:table-cell table:style-name="ce4" table:formula="of:=AVERAGE([.B241:.F241])" office:value-type="float" office:value="0.2632" calcext:value-type="float">
            <text:p>0,2632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RALLEL CODE </text:p>
          </table:table-cell>
          <table:table-cell office:value-type="float" office:value="1107.676" calcext:value-type="float">
            <text:p>1107,676</text:p>
          </table:table-cell>
          <table:table-cell office:value-type="float" office:value="1108.95" calcext:value-type="float">
            <text:p>1108,95</text:p>
          </table:table-cell>
          <table:table-cell office:value-type="float" office:value="1107.639" calcext:value-type="float">
            <text:p>1107,639</text:p>
          </table:table-cell>
          <table:table-cell office:value-type="float" office:value="1108.949" calcext:value-type="float">
            <text:p>1108,949</text:p>
          </table:table-cell>
          <table:table-cell office:value-type="float" office:value="1109.97" calcext:value-type="float">
            <text:p>1109,97</text:p>
          </table:table-cell>
          <table:table-cell table:style-name="ce4" table:formula="of:=AVERAGE([.B242:.F242])" office:value-type="float" office:value="1108.6368" calcext:value-type="float">
            <text:p>1108,6368</text:p>
          </table:table-cell>
          <table:table-cell table:style-name="ce5" office:value-type="string" calcext:value-type="string">
            <text:p>Winner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2">
          <table:table-cell table:style-name="ce9" office:value-type="string" calcext:value-type="string">
            <text:p><text:s text:c="10"/>ELEMENTS</text:p>
          </table:table-cell>
          <table:table-cell table:style-name="ce9" office:value-type="string" calcext:value-type="string">
            <text:p>Avg Time(Sec) </text:p>
          </table:table-cell>
          <table:table-cell table:number-columns-repeated="9"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ce14" office:value-type="float" office:value="0.0292" calcext:value-type="float">
            <text:p>0,0292</text:p>
          </table:table-cell>
          <table:table-cell table:number-columns-repeated="9"/>
        </table:table-row>
        <table:table-row table:style-name="ro2">
          <table:table-cell table:style-name="ce9" office:value-type="float" office:value="200000" calcext:value-type="float">
            <text:p>200000</text:p>
          </table:table-cell>
          <table:table-cell table:style-name="ce14" office:value-type="float" office:value="0.063" calcext:value-type="float">
            <text:p>0,063</text:p>
          </table:table-cell>
          <table:table-cell table:number-columns-repeated="9"/>
        </table:table-row>
        <table:table-row table:style-name="ro2">
          <table:table-cell table:style-name="ce9" office:value-type="float" office:value="300000" calcext:value-type="float">
            <text:p>300000</text:p>
          </table:table-cell>
          <table:table-cell table:style-name="ce14" office:value-type="float" office:value="0.098" calcext:value-type="float">
            <text:p>0,098</text:p>
          </table:table-cell>
          <table:table-cell table:number-columns-repeated="9"/>
        </table:table-row>
        <table:table-row table:style-name="ro2">
          <table:table-cell table:style-name="ce9" office:value-type="float" office:value="400000" calcext:value-type="float">
            <text:p>400000</text:p>
          </table:table-cell>
          <table:table-cell table:style-name="ce14" office:value-type="float" office:value="0.1292" calcext:value-type="float">
            <text:p>0,1292</text:p>
          </table:table-cell>
          <table:table-cell table:number-columns-repeated="9"/>
        </table:table-row>
        <table:table-row table:style-name="ro2">
          <table:table-cell table:style-name="ce9" office:value-type="float" office:value="500000" calcext:value-type="float">
            <text:p>500000</text:p>
          </table:table-cell>
          <table:table-cell table:style-name="ce14" office:value-type="float" office:value="0.1654" calcext:value-type="float">
            <text:p>0,1654</text:p>
          </table:table-cell>
          <table:table-cell table:number-columns-repeated="9"/>
        </table:table-row>
        <table:table-row table:style-name="ro2">
          <table:table-cell table:style-name="ce12" office:value-type="float" office:value="600000" calcext:value-type="float">
            <text:p>600000</text:p>
          </table:table-cell>
          <table:table-cell table:style-name="ce14" office:value-type="float" office:value="0.198" calcext:value-type="float">
            <text:p>0,198</text:p>
          </table:table-cell>
          <table:table-cell table:number-columns-repeated="9"/>
        </table:table-row>
        <table:table-row table:style-name="ro2">
          <table:table-cell table:style-name="ce12" office:value-type="float" office:value="700000" calcext:value-type="float">
            <text:p>700000</text:p>
          </table:table-cell>
          <table:table-cell table:style-name="ce14" office:value-type="float" office:value="0.2348" calcext:value-type="float">
            <text:p>0,2348</text:p>
          </table:table-cell>
          <table:table-cell table:number-columns-repeated="9"/>
        </table:table-row>
        <table:table-row table:style-name="ro2">
          <table:table-cell table:style-name="ce12" office:value-type="float" office:value="800000" calcext:value-type="float">
            <text:p>800000</text:p>
          </table:table-cell>
          <table:table-cell table:style-name="ce14" office:value-type="float" office:value="0.2712" calcext:value-type="float">
            <text:p>0,2712</text:p>
          </table:table-cell>
          <table:table-cell table:number-columns-repeated="9"/>
        </table:table-row>
        <table:table-row table:style-name="ro2">
          <table:table-cell table:style-name="ce12" office:value-type="float" office:value="900000" calcext:value-type="float">
            <text:p>900000</text:p>
          </table:table-cell>
          <table:table-cell table:style-name="ce14" office:value-type="float" office:value="0.3052" calcext:value-type="float">
            <text:p>0,3052</text:p>
          </table:table-cell>
          <table:table-cell table:number-columns-repeated="9"/>
        </table:table-row>
        <table:table-row table:style-name="ro2">
          <table:table-cell table:style-name="ce12" office:value-type="float" office:value="1000000" calcext:value-type="float">
            <text:p>1000000</text:p>
          </table:table-cell>
          <table:table-cell table:style-name="ce14" office:value-type="float" office:value="0.3438" calcext:value-type="float">
            <text:p>0,3438</text:p>
          </table:table-cell>
          <table:table-cell table:number-columns-repeated="9"/>
        </table:table-row>
        <table:table-row table:style-name="ro1" table:number-rows-repeated="19">
          <table:table-cell table:style-name="Default"/>
          <table:table-cell table:number-columns-repeated="10"/>
        </table:table-row>
        <table:table-row table:style-name="ro2">
          <table:table-cell table:style-name="ce9" office:value-type="string" calcext:value-type="string">
            <text:p><text:s text:c="10"/>ELEMENTS</text:p>
          </table:table-cell>
          <table:table-cell table:style-name="ce9" office:value-type="string" calcext:value-type="string">
            <text:p>Avg Time(Sec) </text:p>
          </table:table-cell>
          <table:table-cell table:number-columns-repeated="9"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ce14" office:value-type="float" office:value="0.0258" calcext:value-type="float">
            <text:p>0,0258</text:p>
          </table:table-cell>
          <table:table-cell table:number-columns-repeated="9"/>
        </table:table-row>
        <table:table-row table:style-name="ro2">
          <table:table-cell table:style-name="ce9" office:value-type="float" office:value="200000" calcext:value-type="float">
            <text:p>200000</text:p>
          </table:table-cell>
          <table:table-cell table:style-name="ce14" office:value-type="float" office:value="0.054" calcext:value-type="float">
            <text:p>0,054</text:p>
          </table:table-cell>
          <table:table-cell table:number-columns-repeated="9"/>
        </table:table-row>
        <table:table-row table:style-name="ro2">
          <table:table-cell table:style-name="ce9" office:value-type="float" office:value="300000" calcext:value-type="float">
            <text:p>300000</text:p>
          </table:table-cell>
          <table:table-cell table:style-name="ce14" office:value-type="float" office:value="0.0804" calcext:value-type="float">
            <text:p>0,0804</text:p>
          </table:table-cell>
          <table:table-cell table:number-columns-repeated="9"/>
        </table:table-row>
        <table:table-row table:style-name="ro2">
          <table:table-cell table:style-name="ce9" office:value-type="float" office:value="400000" calcext:value-type="float">
            <text:p>400000</text:p>
          </table:table-cell>
          <table:table-cell table:style-name="ce14" office:value-type="float" office:value="0.1068" calcext:value-type="float">
            <text:p>0,1068</text:p>
          </table:table-cell>
          <table:table-cell table:number-columns-repeated="9"/>
        </table:table-row>
        <table:table-row table:style-name="ro2">
          <table:table-cell table:style-name="ce9" office:value-type="float" office:value="500000" calcext:value-type="float">
            <text:p>500000</text:p>
          </table:table-cell>
          <table:table-cell table:style-name="ce14" office:value-type="float" office:value="0.1346" calcext:value-type="float">
            <text:p>0,1346</text:p>
          </table:table-cell>
          <table:table-cell table:number-columns-repeated="9"/>
        </table:table-row>
        <table:table-row table:style-name="ro2">
          <table:table-cell table:style-name="ce12" office:value-type="float" office:value="600000" calcext:value-type="float">
            <text:p>600000</text:p>
          </table:table-cell>
          <table:table-cell table:style-name="ce14" office:value-type="float" office:value="0.1618" calcext:value-type="float">
            <text:p>0,1618</text:p>
          </table:table-cell>
          <table:table-cell table:number-columns-repeated="9"/>
        </table:table-row>
        <table:table-row table:style-name="ro2">
          <table:table-cell table:style-name="ce12" office:value-type="float" office:value="700000" calcext:value-type="float">
            <text:p>700000</text:p>
          </table:table-cell>
          <table:table-cell table:style-name="ce14" office:value-type="float" office:value="0.189" calcext:value-type="float">
            <text:p>0,189</text:p>
          </table:table-cell>
          <table:table-cell table:number-columns-repeated="9"/>
        </table:table-row>
        <table:table-row table:style-name="ro2">
          <table:table-cell table:style-name="ce12" office:value-type="float" office:value="800000" calcext:value-type="float">
            <text:p>800000</text:p>
          </table:table-cell>
          <table:table-cell table:style-name="ce14" office:value-type="float" office:value="0.2202" calcext:value-type="float">
            <text:p>0,2202</text:p>
          </table:table-cell>
          <table:table-cell table:number-columns-repeated="9"/>
        </table:table-row>
        <table:table-row table:style-name="ro2">
          <table:table-cell table:style-name="ce12" office:value-type="float" office:value="900000" calcext:value-type="float">
            <text:p>900000</text:p>
          </table:table-cell>
          <table:table-cell table:style-name="ce14" office:value-type="float" office:value="0.246" calcext:value-type="float">
            <text:p>0,246</text:p>
          </table:table-cell>
          <table:table-cell table:number-columns-repeated="9"/>
        </table:table-row>
        <table:table-row table:style-name="ro2">
          <table:table-cell table:style-name="ce12" office:value-type="float" office:value="1000000" calcext:value-type="float">
            <text:p>1000000</text:p>
          </table:table-cell>
          <table:table-cell table:style-name="ce14" office:value-type="float" office:value="0.2766" calcext:value-type="float">
            <text:p>0,2766</text:p>
          </table:table-cell>
          <table:table-cell table:number-columns-repeated="9"/>
        </table:table-row>
        <table:table-row table:style-name="ro1" table:number-rows-repeated="16">
          <table:table-cell table:style-name="Default"/>
          <table:table-cell table:number-columns-repeated="10"/>
        </table:table-row>
        <table:table-row table:style-name="ro2">
          <table:table-cell table:style-name="ce9" office:value-type="string" calcext:value-type="string">
            <text:p><text:s text:c="10"/>ELEMENTS</text:p>
          </table:table-cell>
          <table:table-cell table:style-name="ce9" office:value-type="string" calcext:value-type="string">
            <text:p>Avg Time(Sec) </text:p>
          </table:table-cell>
          <table:table-cell table:number-columns-repeated="9"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ce14" office:value-type="float" office:value="10.8008" calcext:value-type="float">
            <text:p>10,8008</text:p>
          </table:table-cell>
          <table:table-cell table:number-columns-repeated="9"/>
        </table:table-row>
        <table:table-row table:style-name="ro2">
          <table:table-cell table:style-name="ce9" office:value-type="float" office:value="200000" calcext:value-type="float">
            <text:p>200000</text:p>
          </table:table-cell>
          <table:table-cell table:style-name="ce14" office:value-type="float" office:value="44.3564" calcext:value-type="float">
            <text:p>44,3564</text:p>
          </table:table-cell>
          <table:table-cell table:number-columns-repeated="9"/>
        </table:table-row>
        <table:table-row table:style-name="ro2">
          <table:table-cell table:style-name="ce9" office:value-type="float" office:value="300000" calcext:value-type="float">
            <text:p>300000</text:p>
          </table:table-cell>
          <table:table-cell table:style-name="ce14" office:value-type="float" office:value="97.1546" calcext:value-type="float">
            <text:p>97,1546</text:p>
          </table:table-cell>
          <table:table-cell table:number-columns-repeated="9"/>
        </table:table-row>
        <table:table-row table:style-name="ro2">
          <table:table-cell table:style-name="ce9" office:value-type="float" office:value="400000" calcext:value-type="float">
            <text:p>400000</text:p>
          </table:table-cell>
          <table:table-cell table:style-name="ce14" office:value-type="float" office:value="177.4058" calcext:value-type="float">
            <text:p>177,4058</text:p>
          </table:table-cell>
          <table:table-cell table:number-columns-repeated="9"/>
        </table:table-row>
        <table:table-row table:style-name="ro2">
          <table:table-cell table:style-name="ce9" office:value-type="float" office:value="500000" calcext:value-type="float">
            <text:p>500000</text:p>
          </table:table-cell>
          <table:table-cell table:style-name="ce14" office:value-type="float" office:value="270.4084" calcext:value-type="float">
            <text:p>270,4084</text:p>
          </table:table-cell>
          <table:table-cell table:number-columns-repeated="9"/>
        </table:table-row>
        <table:table-row table:style-name="ro2">
          <table:table-cell table:style-name="ce12" office:value-type="float" office:value="600000" calcext:value-type="float">
            <text:p>600000</text:p>
          </table:table-cell>
          <table:table-cell table:style-name="ce14" office:value-type="float" office:value="388.5936" calcext:value-type="float">
            <text:p>388,5936</text:p>
          </table:table-cell>
          <table:table-cell table:number-columns-repeated="9"/>
        </table:table-row>
        <table:table-row table:style-name="ro2">
          <table:table-cell table:style-name="ce12" office:value-type="float" office:value="700000" calcext:value-type="float">
            <text:p>700000</text:p>
          </table:table-cell>
          <table:table-cell table:style-name="ce14" office:value-type="float" office:value="530.154" calcext:value-type="float">
            <text:p>530,154</text:p>
          </table:table-cell>
          <table:table-cell table:number-columns-repeated="9"/>
        </table:table-row>
        <table:table-row table:style-name="ro2">
          <table:table-cell table:style-name="ce12" office:value-type="float" office:value="800000" calcext:value-type="float">
            <text:p>800000</text:p>
          </table:table-cell>
          <table:table-cell table:style-name="ce14" office:value-type="float" office:value="690.814" calcext:value-type="float">
            <text:p>690,814</text:p>
          </table:table-cell>
          <table:table-cell table:number-columns-repeated="9"/>
        </table:table-row>
        <table:table-row table:style-name="ro2">
          <table:table-cell table:style-name="ce12" office:value-type="float" office:value="900000" calcext:value-type="float">
            <text:p>900000</text:p>
          </table:table-cell>
          <table:table-cell table:style-name="ce14" office:value-type="float" office:value="876.7358" calcext:value-type="float">
            <text:p>876,7358</text:p>
          </table:table-cell>
          <table:table-cell table:number-columns-repeated="9"/>
        </table:table-row>
        <table:table-row table:style-name="ro2">
          <table:table-cell table:style-name="ce12" office:value-type="float" office:value="1000000" calcext:value-type="float">
            <text:p>1000000</text:p>
          </table:table-cell>
          <table:table-cell table:style-name="ce14" office:value-type="float" office:value="1108.9628" calcext:value-type="float">
            <text:p>1108,9628</text:p>
          </table:table-cell>
          <table:table-cell table:number-columns-repeated="9"/>
        </table:table-row>
        <table:table-row table:style-name="ro1" table:number-rows-repeated="15">
          <table:table-cell table:style-name="Default"/>
          <table:table-cell table:number-columns-repeated="10"/>
        </table:table-row>
        <table:table-row table:style-name="ro2">
          <table:table-cell table:style-name="ce9" office:value-type="string" calcext:value-type="string">
            <text:p><text:s text:c="10"/>ELEMENTS</text:p>
          </table:table-cell>
          <table:table-cell table:style-name="ce9" office:value-type="string" calcext:value-type="string">
            <text:p>Avg Time(Sec) </text:p>
          </table:table-cell>
          <table:table-cell table:number-columns-repeated="9"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ce14" office:value-type="float" office:value="6.54" calcext:value-type="float">
            <text:p>6,54</text:p>
          </table:table-cell>
          <table:table-cell table:number-columns-repeated="9"/>
        </table:table-row>
        <table:table-row table:style-name="ro2">
          <table:table-cell table:style-name="ce9" office:value-type="float" office:value="200000" calcext:value-type="float">
            <text:p>200000</text:p>
          </table:table-cell>
          <table:table-cell table:style-name="ce14" office:value-type="float" office:value="26.557" calcext:value-type="float">
            <text:p>26,557</text:p>
          </table:table-cell>
          <table:table-cell table:number-columns-repeated="9"/>
        </table:table-row>
        <table:table-row table:style-name="ro2">
          <table:table-cell table:style-name="ce9" office:value-type="float" office:value="300000" calcext:value-type="float">
            <text:p>300000</text:p>
          </table:table-cell>
          <table:table-cell table:style-name="ce14" office:value-type="float" office:value="59.0548" calcext:value-type="float">
            <text:p>59,0548</text:p>
          </table:table-cell>
          <table:table-cell table:number-columns-repeated="9"/>
        </table:table-row>
        <table:table-row table:style-name="ro2">
          <table:table-cell table:style-name="ce9" office:value-type="float" office:value="400000" calcext:value-type="float">
            <text:p>400000</text:p>
          </table:table-cell>
          <table:table-cell table:style-name="ce14" office:value-type="float" office:value="106.2228" calcext:value-type="float">
            <text:p>106,2228</text:p>
          </table:table-cell>
          <table:table-cell table:number-columns-repeated="9"/>
        </table:table-row>
        <table:table-row table:style-name="ro2">
          <table:table-cell table:style-name="ce9" office:value-type="float" office:value="500000" calcext:value-type="float">
            <text:p>500000</text:p>
          </table:table-cell>
          <table:table-cell table:style-name="ce14" office:value-type="float" office:value="164.5966" calcext:value-type="float">
            <text:p>164,5966</text:p>
          </table:table-cell>
          <table:table-cell table:number-columns-repeated="9"/>
        </table:table-row>
        <table:table-row table:style-name="ro2">
          <table:table-cell table:style-name="ce12" office:value-type="float" office:value="600000" calcext:value-type="float">
            <text:p>600000</text:p>
          </table:table-cell>
          <table:table-cell table:style-name="ce14" office:value-type="float" office:value="236.6348" calcext:value-type="float">
            <text:p>236,6348</text:p>
          </table:table-cell>
          <table:table-cell table:number-columns-repeated="9"/>
        </table:table-row>
        <table:table-row table:style-name="ro2">
          <table:table-cell table:style-name="ce12" office:value-type="float" office:value="700000" calcext:value-type="float">
            <text:p>700000</text:p>
          </table:table-cell>
          <table:table-cell table:style-name="ce14" office:value-type="float" office:value="322.2382" calcext:value-type="float">
            <text:p>322,2382</text:p>
          </table:table-cell>
          <table:table-cell table:number-columns-repeated="9"/>
        </table:table-row>
        <table:table-row table:style-name="ro2">
          <table:table-cell table:style-name="ce12" office:value-type="float" office:value="800000" calcext:value-type="float">
            <text:p>800000</text:p>
          </table:table-cell>
          <table:table-cell table:style-name="ce14" office:value-type="float" office:value="421.3922" calcext:value-type="float">
            <text:p>421,3922</text:p>
          </table:table-cell>
          <table:table-cell table:number-columns-repeated="9"/>
        </table:table-row>
        <table:table-row table:style-name="ro2">
          <table:table-cell table:style-name="ce12" office:value-type="float" office:value="900000" calcext:value-type="float">
            <text:p>900000</text:p>
          </table:table-cell>
          <table:table-cell table:style-name="ce14" office:value-type="float" office:value="532.1254" calcext:value-type="float">
            <text:p>532,1254</text:p>
          </table:table-cell>
          <table:table-cell table:number-columns-repeated="9"/>
        </table:table-row>
        <table:table-row table:style-name="ro2">
          <table:table-cell table:style-name="ce12" office:value-type="float" office:value="1000000" calcext:value-type="float">
            <text:p>1000000</text:p>
          </table:table-cell>
          <table:table-cell table:style-name="ce14" office:value-type="float" office:value="662.848" calcext:value-type="float">
            <text:p>662,848</text:p>
          </table:table-cell>
          <table:table-cell table:number-columns-repeated="9"/>
        </table:table-row>
        <table:table-row table:style-name="ro1" table:number-rows-repeated="13">
          <table:table-cell table:style-name="Default"/>
          <table:table-cell table:number-columns-repeated="10"/>
        </table:table-row>
        <table:table-row table:style-name="ro2">
          <table:table-cell table:style-name="ce9" office:value-type="string" calcext:value-type="string">
            <text:p><text:s text:c="10"/>ELEMENTS</text:p>
          </table:table-cell>
          <table:table-cell table:style-name="ce9" office:value-type="string" calcext:value-type="string">
            <text:p>Avg Time(Sec) </text:p>
          </table:table-cell>
          <table:table-cell table:number-columns-repeated="9"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ce14" office:value-type="float" office:value="0.0234" calcext:value-type="float">
            <text:p>0,0234</text:p>
          </table:table-cell>
          <table:table-cell table:number-columns-repeated="9"/>
        </table:table-row>
        <table:table-row table:style-name="ro2">
          <table:table-cell table:style-name="ce9" office:value-type="float" office:value="200000" calcext:value-type="float">
            <text:p>200000</text:p>
          </table:table-cell>
          <table:table-cell table:style-name="ce14" office:value-type="float" office:value="0.0622" calcext:value-type="float">
            <text:p>0,0622</text:p>
          </table:table-cell>
          <table:table-cell table:number-columns-repeated="9"/>
        </table:table-row>
        <table:table-row table:style-name="ro2">
          <table:table-cell table:style-name="ce9" office:value-type="float" office:value="300000" calcext:value-type="float">
            <text:p>300000</text:p>
          </table:table-cell>
          <table:table-cell table:style-name="ce14" office:value-type="float" office:value="0.1048" calcext:value-type="float">
            <text:p>0,1048</text:p>
          </table:table-cell>
          <table:table-cell table:number-columns-repeated="9"/>
        </table:table-row>
        <table:table-row table:style-name="ro2">
          <table:table-cell table:style-name="ce9" office:value-type="float" office:value="400000" calcext:value-type="float">
            <text:p>400000</text:p>
          </table:table-cell>
          <table:table-cell table:style-name="ce14" office:value-type="float" office:value="0.153" calcext:value-type="float">
            <text:p>0,153</text:p>
          </table:table-cell>
          <table:table-cell table:number-columns-repeated="9"/>
        </table:table-row>
        <table:table-row table:style-name="ro2">
          <table:table-cell table:style-name="ce9" office:value-type="float" office:value="500000" calcext:value-type="float">
            <text:p>500000</text:p>
          </table:table-cell>
          <table:table-cell table:style-name="ce14" office:value-type="float" office:value="0.2044" calcext:value-type="float">
            <text:p>0,2044</text:p>
          </table:table-cell>
          <table:table-cell table:number-columns-repeated="9"/>
        </table:table-row>
        <table:table-row table:style-name="ro2">
          <table:table-cell table:style-name="ce12" office:value-type="float" office:value="600000" calcext:value-type="float">
            <text:p>600000</text:p>
          </table:table-cell>
          <table:table-cell table:style-name="ce14" office:value-type="float" office:value="0.2628" calcext:value-type="float">
            <text:p>0,2628</text:p>
          </table:table-cell>
          <table:table-cell table:number-columns-repeated="9"/>
        </table:table-row>
        <table:table-row table:style-name="ro2">
          <table:table-cell table:style-name="ce12" office:value-type="float" office:value="700000" calcext:value-type="float">
            <text:p>700000</text:p>
          </table:table-cell>
          <table:table-cell table:style-name="ce14" office:value-type="float" office:value="0.3312" calcext:value-type="float">
            <text:p>0,3312</text:p>
          </table:table-cell>
          <table:table-cell table:number-columns-repeated="9"/>
        </table:table-row>
        <table:table-row table:style-name="ro2">
          <table:table-cell table:style-name="ce12" office:value-type="float" office:value="800000" calcext:value-type="float">
            <text:p>800000</text:p>
          </table:table-cell>
          <table:table-cell table:style-name="ce14" office:value-type="float" office:value="0.4014" calcext:value-type="float">
            <text:p>0,4014</text:p>
          </table:table-cell>
          <table:table-cell table:number-columns-repeated="9"/>
        </table:table-row>
        <table:table-row table:style-name="ro2">
          <table:table-cell table:style-name="ce12" office:value-type="float" office:value="900000" calcext:value-type="float">
            <text:p>900000</text:p>
          </table:table-cell>
          <table:table-cell table:style-name="ce14" office:value-type="float" office:value="0.4748" calcext:value-type="float">
            <text:p>0,4748</text:p>
          </table:table-cell>
          <table:table-cell table:number-columns-repeated="9"/>
        </table:table-row>
        <table:table-row table:style-name="ro2">
          <table:table-cell table:style-name="ce12" office:value-type="float" office:value="1000000" calcext:value-type="float">
            <text:p>1000000</text:p>
          </table:table-cell>
          <table:table-cell table:style-name="ce14" office:value-type="float" office:value="0.567" calcext:value-type="float">
            <text:p>0,567</text:p>
          </table:table-cell>
          <table:table-cell table:number-columns-repeated="9"/>
        </table:table-row>
        <table:table-row table:style-name="ro1" table:number-rows-repeated="13">
          <table:table-cell table:style-name="Default"/>
          <table:table-cell table:number-columns-repeated="10"/>
        </table:table-row>
        <table:table-row table:style-name="ro2">
          <table:table-cell table:style-name="ce9" office:value-type="string" calcext:value-type="string">
            <text:p><text:s text:c="10"/>ELEMENTS</text:p>
          </table:table-cell>
          <table:table-cell table:style-name="ce9" office:value-type="string" calcext:value-type="string">
            <text:p>Avg Time(Sec) </text:p>
          </table:table-cell>
          <table:table-cell table:number-columns-repeated="9"/>
        </table:table-row>
        <table:table-row table:style-name="ro2">
          <table:table-cell table:style-name="ce9" office:value-type="float" office:value="100000" calcext:value-type="float">
            <text:p>100000</text:p>
          </table:table-cell>
          <table:table-cell table:style-name="ce14" office:value-type="float" office:value="0.0154" calcext:value-type="float">
            <text:p>0,0154</text:p>
          </table:table-cell>
          <table:table-cell table:number-columns-repeated="9"/>
        </table:table-row>
        <table:table-row table:style-name="ro2">
          <table:table-cell table:style-name="ce9" office:value-type="float" office:value="200000" calcext:value-type="float">
            <text:p>200000</text:p>
          </table:table-cell>
          <table:table-cell table:style-name="ce14" office:value-type="float" office:value="0.0324" calcext:value-type="float">
            <text:p>0,0324</text:p>
          </table:table-cell>
          <table:table-cell table:number-columns-repeated="9"/>
        </table:table-row>
        <table:table-row table:style-name="ro2">
          <table:table-cell table:style-name="ce9" office:value-type="float" office:value="300000" calcext:value-type="float">
            <text:p>300000</text:p>
          </table:table-cell>
          <table:table-cell table:style-name="ce14" office:value-type="float" office:value="0.0512" calcext:value-type="float">
            <text:p>0,0512</text:p>
          </table:table-cell>
          <table:table-cell table:number-columns-repeated="9"/>
        </table:table-row>
        <table:table-row table:style-name="ro2">
          <table:table-cell table:style-name="ce9" office:value-type="float" office:value="400000" calcext:value-type="float">
            <text:p>400000</text:p>
          </table:table-cell>
          <table:table-cell table:style-name="ce14" office:value-type="float" office:value="0.068" calcext:value-type="float">
            <text:p>0,068</text:p>
          </table:table-cell>
          <table:table-cell table:number-columns-repeated="9"/>
        </table:table-row>
        <table:table-row table:style-name="ro2">
          <table:table-cell table:style-name="ce9" office:value-type="float" office:value="500000" calcext:value-type="float">
            <text:p>500000</text:p>
          </table:table-cell>
          <table:table-cell table:style-name="ce14" office:value-type="float" office:value="0.0844" calcext:value-type="float">
            <text:p>0,0844</text:p>
          </table:table-cell>
          <table:table-cell table:number-columns-repeated="9"/>
        </table:table-row>
        <table:table-row table:style-name="ro2">
          <table:table-cell table:style-name="ce12" office:value-type="float" office:value="600000" calcext:value-type="float">
            <text:p>600000</text:p>
          </table:table-cell>
          <table:table-cell table:style-name="ce14" office:value-type="float" office:value="0.1008" calcext:value-type="float">
            <text:p>0,1008</text:p>
          </table:table-cell>
          <table:table-cell table:number-columns-repeated="9"/>
        </table:table-row>
        <table:table-row table:style-name="ro2">
          <table:table-cell table:style-name="ce12" office:value-type="float" office:value="700000" calcext:value-type="float">
            <text:p>700000</text:p>
          </table:table-cell>
          <table:table-cell table:style-name="ce14" office:value-type="float" office:value="0.1182" calcext:value-type="float">
            <text:p>0,1182</text:p>
          </table:table-cell>
          <table:table-cell table:number-columns-repeated="9"/>
        </table:table-row>
        <table:table-row table:style-name="ro2">
          <table:table-cell table:style-name="ce12" office:value-type="float" office:value="800000" calcext:value-type="float">
            <text:p>800000</text:p>
          </table:table-cell>
          <table:table-cell table:style-name="ce14" office:value-type="float" office:value="0.1362" calcext:value-type="float">
            <text:p>0,1362</text:p>
          </table:table-cell>
          <table:table-cell table:number-columns-repeated="9"/>
        </table:table-row>
        <table:table-row table:style-name="ro2">
          <table:table-cell table:style-name="ce12" office:value-type="float" office:value="900000" calcext:value-type="float">
            <text:p>900000</text:p>
          </table:table-cell>
          <table:table-cell table:style-name="ce14" office:value-type="float" office:value="0.1524" calcext:value-type="float">
            <text:p>0,1524</text:p>
          </table:table-cell>
          <table:table-cell table:number-columns-repeated="9"/>
        </table:table-row>
        <table:table-row table:style-name="ro2">
          <table:table-cell table:style-name="ce12" office:value-type="float" office:value="1000000" calcext:value-type="float">
            <text:p>1000000</text:p>
          </table:table-cell>
          <table:table-cell table:style-name="ce14" office:value-type="float" office:value="0.1692" calcext:value-type="float">
            <text:p>0,169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01:12:21.9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 LibreOffice_project/aecc05fe267cc68dde00352a451aa867b3b546ac</meta:generator>
    <dc:date>2020-09-26T01:14:37.625000000</dc:date>
    <meta:editing-duration>PT1H49M3S</meta:editing-duration>
    <meta:editing-cycles>16</meta:editing-cycles>
    <meta:document-statistic meta:table-count="1" meta:cell-count="136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57cm" svg:height="10.564cm" xlink:href=".." xlink:type="simple" chart:class="chart:scatter" chart:style-name="ch1">
        <chart:title svg:x="10.786cm" svg:y="0.347cm" chart:style-name="ch2">
          <text:p>Bubblesort</text:p>
        </chart:title>
        <chart:legend svg:x="15.31cm" svg:y="0.208cm" style:legend-expansion="custom" chartooo:width="6.939cm" chartooo:height="1.285cm" style:legend-expansion-aspect-ratio="5.4" chart:style-name="ch3"/>
        <chart:plot-area chart:style-name="ch4" table:cell-range-address="Sheet1.A127:Sheet1.B131" svg:x="1.488cm" svg:y="1.337cm" svg:width="21.892cm" svg:height="8.035cm">
          <chartooo:coordinate-region svg:x="2.48cm" svg:y="1.536cm" svg:width="20.343cm" svg:height="7.189cm"/>
          <chart:axis chart:dimension="x" chart:name="primary-x" chart:style-name="ch5">
            <chart:title svg:x="11.702cm" svg:y="9.583cm" chart:style-name="ch6">
              <text:p>Elements</text:p>
            </chart:title>
          </chart:axis>
          <chart:axis chart:dimension="y" chart:name="primary-y" chart:style-name="ch5">
            <chart:title svg:x="0.451cm" svg:y="6.152cm" chart:style-name="ch7">
              <text:p>Time(Sec)</text:p>
            </chart:title>
            <chart:grid chart:style-name="ch8" chart:class="major"/>
          </chart:axis>
          <chart:series chart:style-name="ch9" chart:values-cell-range-address="Sheet1.B127:Sheet1.B131" chart:class="chart:scatter">
            <chart:domain table:cell-range-address="Sheet1.A127:Sheet1.A131"/>
            <chart:regression-curve chart:style-name="ch10">
              <chart:equation chart:display-equation="true" chart:display-r-square="false" svg:x="2.855cm" svg:y="1.885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127:Sheet1.A131</svg:desc>
                </draw:g>
              </table:table-cell>
              <table:table-cell office:value-type="float" office:value="108.8786">
                <text:p>108.8786</text:p>
                <draw:g>
                  <svg:desc>Sheet1.B127:Sheet1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431.9638">
                <text:p>431.9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972.2522">
                <text:p>972.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726.9646">
                <text:p>1726.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696.932">
                <text:p>2696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9cm" svg:height="11.736cm" xlink:href=".." xlink:type="simple" chart:class="chart:scatter" chart:style-name="ch1">
        <chart:title svg:x="11.525cm" svg:y="0.37cm" chart:style-name="ch2">
          <text:p>Quicksort</text:p>
        </chart:title>
        <chart:legend chart:legend-position="end" svg:x="20.18cm" svg:y="5.32cm" style:legend-expansion="high" chart:style-name="ch3"/>
        <chart:plot-area chart:style-name="ch4" table:cell-range-address="Sheet1.A247:Sheet1.B256" svg:x="1.513cm" svg:y="1.383cm" svg:width="18.165cm" svg:height="9.138cm">
          <chartooo:coordinate-region svg:x="2.425cm" svg:y="1.582cm" svg:width="16.603cm" svg:height="8.292cm"/>
          <chart:axis chart:dimension="x" chart:name="primary-x" chart:style-name="ch5">
            <chart:title svg:x="9.863cm" svg:y="10.755cm" chart:style-name="ch6">
              <text:p>Elements</text:p>
            </chart:title>
          </chart:axis>
          <chart:axis chart:dimension="y" chart:name="primary-y" chart:style-name="ch5">
            <chart:title svg:x="0.451cm" svg:y="6.724cm" chart:style-name="ch7">
              <text:p>Time(sec)</text:p>
            </chart:title>
            <chart:grid chart:style-name="ch8" chart:class="major"/>
          </chart:axis>
          <chart:series chart:style-name="ch9" chart:values-cell-range-address="Sheet1.B247:Sheet1.B256" chart:class="chart:scatter">
            <chart:domain table:cell-range-address="Sheet1.A247:Sheet1.A256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247:Sheet1.A256</svg:desc>
                </draw:g>
              </table:table-cell>
              <table:table-cell office:value-type="float" office:value="0.0292">
                <text:p>0.0292</text:p>
                <draw:g>
                  <svg:desc>Sheet1.B247:Sheet1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1292">
                <text:p>0.1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1654">
                <text:p>0.1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2348">
                <text:p>0.2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2712">
                <text:p>0.2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0.3052">
                <text:p>0.3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0.3438">
                <text:p>0.34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75cm" svg:height="11.096cm" xlink:href=".." xlink:type="simple" chart:class="chart:scatter" chart:style-name="ch1">
        <chart:title svg:x="12.048cm" svg:y="0.357cm" chart:style-name="ch2">
          <text:p>Mergesort</text:p>
        </chart:title>
        <chart:legend chart:legend-position="end" svg:x="21.306cm" svg:y="5cm" style:legend-expansion="high" chart:style-name="ch3"/>
        <chart:plot-area chart:style-name="ch4" table:cell-range-address="Sheet1.A277:Sheet1.B286" svg:x="1.536cm" svg:y="1.357cm" svg:width="19.245cm" svg:height="8.537cm">
          <chartooo:coordinate-region svg:x="2.448cm" svg:y="1.557cm" svg:width="17.683cm" svg:height="7.69cm"/>
          <chart:axis chart:dimension="x" chart:name="primary-x" chart:style-name="ch5">
            <chart:title svg:x="10.426cm" svg:y="10.115cm" chart:style-name="ch6">
              <text:p>Elements</text:p>
            </chart:title>
          </chart:axis>
          <chart:axis chart:dimension="y" chart:name="primary-y" chart:style-name="ch5">
            <chart:title svg:x="0.451cm" svg:y="6.397cm" chart:style-name="ch7">
              <text:p>Time(sec)</text:p>
            </chart:title>
            <chart:grid chart:style-name="ch8" chart:class="major"/>
          </chart:axis>
          <chart:series chart:style-name="ch9" chart:values-cell-range-address="Sheet1.B277:Sheet1.B286" chart:class="chart:scatter">
            <chart:domain table:cell-range-address="Sheet1.A277:Sheet1.A286"/>
            <chart:regression-curve chart:style-name="ch10">
              <chart:equation chart:display-equation="true" chart:display-r-square="false" svg:x="2.64cm" svg:y="1.938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277:Sheet1.A286</svg:desc>
                </draw:g>
              </table:table-cell>
              <table:table-cell office:value-type="float" office:value="0.0258">
                <text:p>0.0258</text:p>
                <draw:g>
                  <svg:desc>Sheet1.B277:Sheet1.B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1346">
                <text:p>0.1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1618">
                <text:p>0.1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0.2766">
                <text:p>0.27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68cm" svg:height="10.407cm" xlink:href=".." xlink:type="simple" chart:class="chart:scatter" chart:style-name="ch1">
        <chart:title svg:x="11.854cm" svg:y="0.344cm" chart:style-name="ch2">
          <text:p>Selectionsort</text:p>
        </chart:title>
        <chart:legend chart:legend-position="end" svg:x="21.499cm" svg:y="4.655cm" style:legend-expansion="high" chart:style-name="ch3"/>
        <chart:plot-area chart:style-name="ch4" table:cell-range-address="Sheet1.A304:Sheet1.B313" svg:x="1.54cm" svg:y="1.331cm" svg:width="19.43cm" svg:height="7.887cm">
          <chartooo:coordinate-region svg:x="2.347cm" svg:y="1.531cm" svg:width="17.788cm" svg:height="7.04cm"/>
          <chart:axis chart:dimension="x" chart:name="primary-x" chart:style-name="ch5">
            <chart:title svg:x="10.523cm" svg:y="9.426cm" chart:style-name="ch6">
              <text:p>Elements</text:p>
            </chart:title>
          </chart:axis>
          <chart:axis chart:dimension="y" chart:name="primary-y" chart:style-name="ch5">
            <chart:title svg:x="0.451cm" svg:y="6.046cm" chart:style-name="ch7">
              <text:p>Time(sec)</text:p>
            </chart:title>
            <chart:grid chart:style-name="ch8" chart:class="major"/>
          </chart:axis>
          <chart:series chart:style-name="ch9" chart:values-cell-range-address="Sheet1.B304:Sheet1.B313" chart:class="chart:scatter">
            <chart:domain table:cell-range-address="Sheet1.A304:Sheet1.A313"/>
            <chart:regression-curve chart:style-name="ch10">
              <chart:equation chart:display-equation="true" chart:display-r-square="false" svg:x="2.475cm" svg:y="1.652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304:Sheet1.A313</svg:desc>
                </draw:g>
              </table:table-cell>
              <table:table-cell office:value-type="float" office:value="10.8008">
                <text:p>10.8008</text:p>
                <draw:g>
                  <svg:desc>Sheet1.B304:Sheet1.B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44.3564">
                <text:p>44.3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97.1546">
                <text:p>97.1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77.4058">
                <text:p>177.4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70.4084">
                <text:p>270.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388.5936">
                <text:p>388.5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530.154">
                <text:p>530.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690.814">
                <text:p>690.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876.7358">
                <text:p>876.7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108.9628">
                <text:p>1108.96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 LibreOffice_project/aecc05fe267cc68dde00352a451aa867b3b546a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68cm" svg:height="9.796cm" xlink:href=".." xlink:type="simple" chart:class="chart:scatter" chart:style-name="ch1">
        <chart:title svg:x="11.788cm" svg:y="0.331cm" chart:style-name="ch2">
          <text:p>Insertsionsort</text:p>
        </chart:title>
        <chart:legend chart:legend-position="end" svg:x="21.499cm" svg:y="4.35cm" style:legend-expansion="high" chart:style-name="ch3"/>
        <chart:plot-area chart:style-name="ch4" table:cell-range-address="Sheet1.A330:Sheet1.B339" svg:x="1.54cm" svg:y="1.305cm" svg:width="19.43cm" svg:height="7.315cm">
          <chartooo:coordinate-region svg:x="2.347cm" svg:y="1.504cm" svg:width="17.973cm" svg:height="6.469cm"/>
          <chart:axis chart:dimension="x" chart:name="primary-x" chart:style-name="ch5">
            <chart:title svg:x="10.523cm" svg:y="8.815cm" chart:style-name="ch6">
              <text:p>Elements</text:p>
            </chart:title>
          </chart:axis>
          <chart:axis chart:dimension="y" chart:name="primary-y" chart:style-name="ch5">
            <chart:title svg:x="0.451cm" svg:y="5.734cm" chart:style-name="ch7">
              <text:p>Time(sec)</text:p>
            </chart:title>
            <chart:grid chart:style-name="ch8" chart:class="major"/>
          </chart:axis>
          <chart:series chart:style-name="ch9" chart:values-cell-range-address="Sheet1.B330:Sheet1.B339" chart:class="chart:scatter">
            <chart:domain table:cell-range-address="Sheet1.A330:Sheet1.A339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330:Sheet1.A339</svg:desc>
                </draw:g>
              </table:table-cell>
              <table:table-cell office:value-type="float" office:value="6.54">
                <text:p>6.54</text:p>
                <draw:g>
                  <svg:desc>Sheet1.B330:Sheet1.B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26.557">
                <text:p>26.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59.0548">
                <text:p>59.0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06.2228">
                <text:p>106.2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64.5966">
                <text:p>164.5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36.6348">
                <text:p>236.6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322.2382">
                <text:p>322.2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421.3922">
                <text:p>421.3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532.1254">
                <text:p>532.1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662.848">
                <text:p>662.8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 LibreOffice_project/aecc05fe267cc68dde00352a451aa867b3b546a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52cm" svg:height="10.034cm" xlink:href=".." xlink:type="simple" chart:class="chart:scatter" chart:style-name="ch1">
        <chart:title svg:x="10.67cm" svg:y="0.336cm" chart:style-name="ch2">
          <text:p>Shellsort</text:p>
        </chart:title>
        <chart:legend chart:legend-position="end" svg:x="18.283cm" svg:y="4.469cm" style:legend-expansion="high" chart:style-name="ch3"/>
        <chart:plot-area chart:style-name="ch4" table:cell-range-address="Sheet1.A354:Sheet1.B363" svg:x="1.476cm" svg:y="1.315cm" svg:width="16.342cm" svg:height="7.538cm">
          <chartooo:coordinate-region svg:x="2.203cm" svg:y="1.515cm" svg:width="14.965cm" svg:height="6.691cm"/>
          <chart:axis chart:dimension="x" chart:name="primary-x" chart:style-name="ch5">
            <chart:title svg:x="8.915cm" svg:y="9.053cm" chart:style-name="ch6">
              <text:p>Elements</text:p>
            </chart:title>
          </chart:axis>
          <chart:axis chart:dimension="y" chart:name="primary-y" chart:style-name="ch5">
            <chart:title svg:x="0.451cm" svg:y="5.856cm" chart:style-name="ch7">
              <text:p>Time(sec)</text:p>
            </chart:title>
            <chart:grid chart:style-name="ch8" chart:class="major"/>
          </chart:axis>
          <chart:series chart:style-name="ch9" chart:values-cell-range-address="Sheet1.B354:Sheet1.B363" chart:class="chart:scatter">
            <chart:domain table:cell-range-address="Sheet1.A354:Sheet1.A363"/>
            <chart:regression-curve chart:style-name="ch10">
              <chart:equation chart:display-equation="true" chart:display-r-square="false" svg:x="2.333cm" svg:y="1.916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354:Sheet1.A363</svg:desc>
                </draw:g>
              </table:table-cell>
              <table:table-cell office:value-type="float" office:value="0.0234">
                <text:p>0.0234</text:p>
                <draw:g>
                  <svg:desc>Sheet1.B354:Sheet1.B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2044">
                <text:p>0.2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2628">
                <text:p>0.2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3312">
                <text:p>0.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0.4748">
                <text:p>0.4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0.567">
                <text:p>0.5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 LibreOffice_project/aecc05fe267cc68dde00352a451aa867b3b546a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37cm" svg:height="10.114cm" xlink:href=".." xlink:type="simple" chart:class="chart:scatter" chart:style-name="ch1">
        <chart:title svg:x="12.032cm" svg:y="0.338cm" chart:style-name="ch2">
          <text:p>Radixsort</text:p>
        </chart:title>
        <chart:legend chart:legend-position="end" svg:x="21.168cm" svg:y="4.509cm" style:legend-expansion="high" chart:style-name="ch3"/>
        <chart:plot-area chart:style-name="ch4" table:cell-range-address="Sheet1.A378:Sheet1.B387" svg:x="1.533cm" svg:y="1.319cm" svg:width="19.113cm" svg:height="7.612cm">
          <chartooo:coordinate-region svg:x="2.445cm" svg:y="1.518cm" svg:width="17.551cm" svg:height="6.766cm"/>
          <chart:axis chart:dimension="x" chart:name="primary-x" chart:style-name="ch5">
            <chart:title svg:x="10.357cm" svg:y="9.133cm" chart:style-name="ch6">
              <text:p>Elements</text:p>
            </chart:title>
          </chart:axis>
          <chart:axis chart:dimension="y" chart:name="primary-y" chart:style-name="ch5">
            <chart:title svg:x="0.451cm" svg:y="5.897cm" chart:style-name="ch7">
              <text:p>Time(sec)</text:p>
            </chart:title>
            <chart:grid chart:style-name="ch8" chart:class="major"/>
          </chart:axis>
          <chart:series chart:style-name="ch9" chart:values-cell-range-address="Sheet1.B378:Sheet1.B387" chart:class="chart:scatter">
            <chart:domain table:cell-range-address="Sheet1.A378:Sheet1.A387"/>
            <chart:regression-curve chart:style-name="ch10">
              <chart:equation chart:display-equation="true" chart:display-r-square="false" svg:x="2.725cm" svg:y="1.803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378:Sheet1.A387</svg:desc>
                </draw:g>
              </table:table-cell>
              <table:table-cell office:value-type="float" office:value="0.0154">
                <text:p>0.0154</text:p>
                <draw:g>
                  <svg:desc>Sheet1.B378:Sheet1.B3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1182">
                <text:p>0.1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1362">
                <text:p>0.1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0.1692">
                <text:p>0.16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 LibreOffice_project/aecc05fe267cc68dde00352a451aa867b3b546a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